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75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phrased-Requirements" table:style-name="ta1">
        <table:shapes>
          <draw:frame draw:z-index="0" draw:style-name="gr1" draw:text-style-name="P1" svg:width="6.2988in" svg:height="3.5429in" svg:x="11.0063in" svg:y="0.0516in">
            <draw:object draw:notify-on-update-of-ranges="'Paraphrased-Requirements'.B2:'Paraphrased-Requirements'.B7 'Paraphrased-Requirements'.A2:'Paraphrased-Requirements'.A2 'Paraphrased-Requirements'.D2:'Paraphrased-Requirements'.D7 'Paraphrased-Requirements'.A10:'Paraphrased-Requirements'.A10 'Paraphrased-Requirements'.D10:'Paraphrased-Requirements'.D15 'Paraphrased-Requirements'.A18:'Paraphrased-Requirements'.A18 'Paraphrased-Requirements'.D18:'Paraphrased-Requirements'.D23 'Paraphrased-Requirements'.A26:'Paraphrased-Requirements'.A26 'Paraphrased-Requirements'.D26:'Paraphrased-Requirements'.D31 'Paraphrased-Requirements'.A41:'Paraphrased-Requirements'.A41 'Paraphrased-Requirements'.D34:'Paraphrased-Requirements'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27" table:default-cell-style-name="ce2"/>
        <table:table-column table:style-name="co1" table:number-columns-repeated="16345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araphrases(n)</text:p>
          </table:table-cell>
          <table:table-cell table:style-name="ce1" office:value-type="string" calcext:value-type="string">
            <text:p>Retrieved(k)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recision (Rounded)</text:p>
          </table:table-cell>
          <table:table-cell table:style-name="ce1" office:value-type="string" calcext:value-type="string">
            <text:p>Recall (Rounded)</text:p>
          </table:table-cell>
          <table:table-cell table:style-name="ce1" office:value-type="string" calcext:value-type="string">
            <text:p>F1 (Rounded)</text:p>
          </table:table-cell>
          <table:table-cell table:style-name="ce1" office:value-type="string" calcext:value-type="string">
            <text:p>F2 ( Rounded)</text:p>
          </table:table-cell>
          <table:table-cell table:number-columns-repeated="7"/>
          <table:table-cell>
            <draw:frame draw:z-index="2" draw:style-name="gr1" draw:text-style-name="P1" svg:width="6.2988in" svg:height="3.5429in" svg:x="0.0193in" svg:y="0.087in">
              <draw:object draw:notify-on-update-of-ranges="'Paraphrased-Requirements'.B2:'Paraphrased-Requirements'.B7 'Paraphrased-Requirements'.A2:'Paraphrased-Requirements'.A2 'Paraphrased-Requirements'.F2:'Paraphrased-Requirements'.F7 'Paraphrased-Requirements'.A10:'Paraphrased-Requirements'.A10 'Paraphrased-Requirements'.F10:'Paraphrased-Requirements'.F15 'Paraphrased-Requirements'.A18:'Paraphrased-Requirements'.A18 'Paraphrased-Requirements'.F18:'Paraphrased-Requirements'.F23 'Paraphrased-Requirements'.A26:'Paraphrased-Requirements'.A26 'Paraphrased-Requirements'.F26:'Paraphrased-Requirements'.F31 'Paraphrased-Requirements'.A41:'Paraphrased-Requirements'.A41 'Paraphrased-Requirements'.F34:'Paraphrased-Requirements'.F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9016393442623" calcext:value-type="float">
            <text:p>0.59016393442623</text:p>
          </table:table-cell>
          <table:table-cell table:style-name="ce3" office:value-type="float" office:value="0.529411764705882" calcext:value-type="float">
            <text:p>0.529411764705882</text:p>
          </table:table-cell>
          <table:table-cell table:style-name="ce3" office:value-type="float" office:value="0.558139534883721" calcext:value-type="float">
            <text:p>0.558139534883721</text:p>
          </table:table-cell>
          <table:table-cell table:formula="of:=(1+2^2)/((2^2/[.E2])+(1/[.D2]))" office:value-type="float" office:value="0.54054054054054" calcext:value-type="float">
            <text:p>0.54054054054054</text:p>
          </table:table-cell>
          <table:table-cell table:formula="of:=ROUND([.D2];3)" office:value-type="float" office:value="0.59" calcext:value-type="float">
            <text:p>0.59</text:p>
          </table:table-cell>
          <table:table-cell table:formula="of:=ROUND([.E2];3)" office:value-type="float" office:value="0.529" calcext:value-type="float">
            <text:p>0.529</text:p>
          </table:table-cell>
          <table:table-cell table:formula="of:=ROUND([.F2];3)" office:value-type="float" office:value="0.558" calcext:value-type="float">
            <text:p>0.558</text:p>
          </table:table-cell>
          <table:table-cell table:formula="of:=ROUND([.G2];3)" office:value-type="float" office:value="0.541" calcext:value-type="float">
            <text:p>0.54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16666666666667" calcext:value-type="float">
            <text:p>0.616666666666667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8125" calcext:value-type="float">
            <text:p>0.578125</text:p>
          </table:table-cell>
          <table:table-cell table:formula="of:=(1+2^2)/((2^2/[.E3])+(1/[.D3]))" office:value-type="float" office:value="0.557228915662651" calcext:value-type="float">
            <text:p>0.557228915662651</text:p>
          </table:table-cell>
          <table:table-cell table:formula="of:=ROUND([.D3];3)" office:value-type="float" office:value="0.617" calcext:value-type="float">
            <text:p>0.617</text:p>
          </table:table-cell>
          <table:table-cell table:formula="of:=ROUND([.E3];3)" office:value-type="float" office:value="0.544" calcext:value-type="float">
            <text:p>0.544</text:p>
          </table:table-cell>
          <table:table-cell table:formula="of:=ROUND([.F3];3)" office:value-type="float" office:value="0.578" calcext:value-type="float">
            <text:p>0.578</text:p>
          </table:table-cell>
          <table:table-cell table:formula="of:=ROUND([.G3];3)" office:value-type="float" office:value="0.557" calcext:value-type="float">
            <text:p>0.55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16666666666667" calcext:value-type="float">
            <text:p>0.616666666666667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8125" calcext:value-type="float">
            <text:p>0.578125</text:p>
          </table:table-cell>
          <table:table-cell table:formula="of:=(1+2^2)/((2^2/[.E4])+(1/[.D4]))" office:value-type="float" office:value="0.557228915662651" calcext:value-type="float">
            <text:p>0.557228915662651</text:p>
          </table:table-cell>
          <table:table-cell table:formula="of:=ROUND([.D4];3)" office:value-type="float" office:value="0.617" calcext:value-type="float">
            <text:p>0.617</text:p>
          </table:table-cell>
          <table:table-cell table:formula="of:=ROUND([.E4];3)" office:value-type="float" office:value="0.544" calcext:value-type="float">
            <text:p>0.544</text:p>
          </table:table-cell>
          <table:table-cell table:formula="of:=ROUND([.F4];3)" office:value-type="float" office:value="0.578" calcext:value-type="float">
            <text:p>0.578</text:p>
          </table:table-cell>
          <table:table-cell table:formula="of:=ROUND([.G4];3)" office:value-type="float" office:value="0.557" calcext:value-type="float">
            <text:p>0.55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5])+(1/[.D5]))" office:value-type="float" office:value="0.555555555555556" calcext:value-type="float">
            <text:p>0.555555555555556</text:p>
          </table:table-cell>
          <table:table-cell table:formula="of:=ROUND([.D5];3)" office:value-type="float" office:value="0.607" calcext:value-type="float">
            <text:p>0.607</text:p>
          </table:table-cell>
          <table:table-cell table:formula="of:=ROUND([.E5];3)" office:value-type="float" office:value="0.544" calcext:value-type="float">
            <text:p>0.544</text:p>
          </table:table-cell>
          <table:table-cell table:formula="of:=ROUND([.F5];3)" office:value-type="float" office:value="0.574" calcext:value-type="float">
            <text:p>0.574</text:p>
          </table:table-cell>
          <table:table-cell table:formula="of:=ROUND([.G5];3)" office:value-type="float" office:value="0.556" calcext:value-type="float">
            <text:p>0.55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6])+(1/[.D6]))" office:value-type="float" office:value="0.555555555555556" calcext:value-type="float">
            <text:p>0.555555555555556</text:p>
          </table:table-cell>
          <table:table-cell table:formula="of:=ROUND([.D6];3)" office:value-type="float" office:value="0.607" calcext:value-type="float">
            <text:p>0.607</text:p>
          </table:table-cell>
          <table:table-cell table:formula="of:=ROUND([.E6];3)" office:value-type="float" office:value="0.544" calcext:value-type="float">
            <text:p>0.544</text:p>
          </table:table-cell>
          <table:table-cell table:formula="of:=ROUND([.F6];3)" office:value-type="float" office:value="0.574" calcext:value-type="float">
            <text:p>0.574</text:p>
          </table:table-cell>
          <table:table-cell table:formula="of:=ROUND([.G6];3)" office:value-type="float" office:value="0.556" calcext:value-type="float">
            <text:p>0.55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0655737704918" calcext:value-type="float">
            <text:p>0.60655737704918</text:p>
          </table:table-cell>
          <table:table-cell table:style-name="ce3" office:value-type="float" office:value="0.544117647058824" calcext:value-type="float">
            <text:p>0.544117647058824</text:p>
          </table:table-cell>
          <table:table-cell table:style-name="ce3" office:value-type="float" office:value="0.573643410852713" calcext:value-type="float">
            <text:p>0.573643410852713</text:p>
          </table:table-cell>
          <table:table-cell table:formula="of:=(1+2^2)/((2^2/[.E7])+(1/[.D7]))" office:value-type="float" office:value="0.555555555555556" calcext:value-type="float">
            <text:p>0.555555555555556</text:p>
          </table:table-cell>
          <table:table-cell table:formula="of:=ROUND([.D7];3)" office:value-type="float" office:value="0.607" calcext:value-type="float">
            <text:p>0.607</text:p>
          </table:table-cell>
          <table:table-cell table:formula="of:=ROUND([.E7];3)" office:value-type="float" office:value="0.544" calcext:value-type="float">
            <text:p>0.544</text:p>
          </table:table-cell>
          <table:table-cell table:formula="of:=ROUND([.F7];3)" office:value-type="float" office:value="0.574" calcext:value-type="float">
            <text:p>0.574</text:p>
          </table:table-cell>
          <table:table-cell table:formula="of:=ROUND([.G7];3)" office:value-type="float" office:value="0.556" calcext:value-type="float">
            <text:p>0.55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550724637681159" calcext:value-type="float">
            <text:p>0.550724637681159</text:p>
          </table:table-cell>
          <table:table-cell table:style-name="ce3" office:value-type="float" office:value="0.558823529411765" calcext:value-type="float">
            <text:p>0.558823529411765</text:p>
          </table:table-cell>
          <table:table-cell table:style-name="ce3" office:value-type="float" office:value="0.554744525547445" calcext:value-type="float">
            <text:p>0.554744525547445</text:p>
          </table:table-cell>
          <table:table-cell table:formula="of:=(1+2^2)/((2^2/[.E8])+(1/[.D8]))" office:value-type="float" office:value="0.557184750733138" calcext:value-type="float">
            <text:p>0.557184750733138</text:p>
          </table:table-cell>
          <table:table-cell table:formula="of:=ROUND([.D8];3)" office:value-type="float" office:value="0.551" calcext:value-type="float">
            <text:p>0.551</text:p>
          </table:table-cell>
          <table:table-cell table:formula="of:=ROUND([.E8];3)" office:value-type="float" office:value="0.559" calcext:value-type="float">
            <text:p>0.559</text:p>
          </table:table-cell>
          <table:table-cell table:formula="of:=ROUND([.F8];3)" office:value-type="float" office:value="0.555" calcext:value-type="float">
            <text:p>0.555</text:p>
          </table:table-cell>
          <table:table-cell table:formula="of:=ROUND([.G8];3)" office:value-type="float" office:value="0.557" calcext:value-type="float">
            <text:p>0.55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50724637681159" calcext:value-type="float">
            <text:p>0.550724637681159</text:p>
          </table:table-cell>
          <table:table-cell table:style-name="ce3" office:value-type="float" office:value="0.558823529411765" calcext:value-type="float">
            <text:p>0.558823529411765</text:p>
          </table:table-cell>
          <table:table-cell table:style-name="ce3" office:value-type="float" office:value="0.554744525547445" calcext:value-type="float">
            <text:p>0.554744525547445</text:p>
          </table:table-cell>
          <table:table-cell table:formula="of:=(1+2^2)/((2^2/[.E9])+(1/[.D9]))" office:value-type="float" office:value="0.557184750733138" calcext:value-type="float">
            <text:p>0.557184750733138</text:p>
          </table:table-cell>
          <table:table-cell table:formula="of:=ROUND([.D9];3)" office:value-type="float" office:value="0.551" calcext:value-type="float">
            <text:p>0.551</text:p>
          </table:table-cell>
          <table:table-cell table:formula="of:=ROUND([.E9];3)" office:value-type="float" office:value="0.559" calcext:value-type="float">
            <text:p>0.559</text:p>
          </table:table-cell>
          <table:table-cell table:formula="of:=ROUND([.F9];3)" office:value-type="float" office:value="0.555" calcext:value-type="float">
            <text:p>0.555</text:p>
          </table:table-cell>
          <table:table-cell table:formula="of:=ROUND([.G9];3)" office:value-type="float" office:value="0.557" calcext:value-type="float">
            <text:p>0.55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74576271186441" calcext:value-type="float">
            <text:p>0.474576271186441</text:p>
          </table:table-cell>
          <table:table-cell table:style-name="ce3" office:value-type="float" office:value="0.622222222222222" calcext:value-type="float">
            <text:p>0.622222222222222</text:p>
          </table:table-cell>
          <table:table-cell table:style-name="ce3" office:value-type="float" office:value="0.538461538461538" calcext:value-type="float">
            <text:p>0.538461538461538</text:p>
          </table:table-cell>
          <table:table-cell table:formula="of:=(1+2^2)/((2^2/[.E10])+(1/[.D10]))" office:value-type="float" office:value="0.585774058577406" calcext:value-type="float">
            <text:p>0.585774058577406</text:p>
          </table:table-cell>
          <table:table-cell table:formula="of:=ROUND([.D10];3)" office:value-type="float" office:value="0.475" calcext:value-type="float">
            <text:p>0.475</text:p>
          </table:table-cell>
          <table:table-cell table:formula="of:=ROUND([.E10];3)" office:value-type="float" office:value="0.622" calcext:value-type="float">
            <text:p>0.622</text:p>
          </table:table-cell>
          <table:table-cell table:formula="of:=ROUND([.F10];3)" office:value-type="float" office:value="0.538" calcext:value-type="float">
            <text:p>0.538</text:p>
          </table:table-cell>
          <table:table-cell table:formula="of:=ROUND([.G10];3)" office:value-type="float" office:value="0.586" calcext:value-type="float">
            <text:p>0.58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83870967741936" calcext:value-type="float">
            <text:p>0.483870967741936</text:p>
          </table:table-cell>
          <table:table-cell table:style-name="ce3" office:value-type="float" office:value="0.666666666666667" calcext:value-type="float">
            <text:p>0.666666666666667</text:p>
          </table:table-cell>
          <table:table-cell table:style-name="ce3" office:value-type="float" office:value="0.560747663551402" calcext:value-type="float">
            <text:p>0.560747663551402</text:p>
          </table:table-cell>
          <table:table-cell table:formula="of:=(1+2^2)/((2^2/[.E11])+(1/[.D11]))" office:value-type="float" office:value="0.619834710743802" calcext:value-type="float">
            <text:p>0.619834710743802</text:p>
          </table:table-cell>
          <table:table-cell table:formula="of:=ROUND([.D11];3)" office:value-type="float" office:value="0.484" calcext:value-type="float">
            <text:p>0.484</text:p>
          </table:table-cell>
          <table:table-cell table:formula="of:=ROUND([.E11];3)" office:value-type="float" office:value="0.667" calcext:value-type="float">
            <text:p>0.667</text:p>
          </table:table-cell>
          <table:table-cell table:formula="of:=ROUND([.F11];3)" office:value-type="float" office:value="0.561" calcext:value-type="float">
            <text:p>0.561</text:p>
          </table:table-cell>
          <table:table-cell table:formula="of:=ROUND([.G11];3)" office:value-type="float" office:value="0.62" calcext:value-type="float">
            <text:p>0.6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2307692307692" calcext:value-type="float">
            <text:p>0.492307692307692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81818181818182" calcext:value-type="float">
            <text:p>0.581818181818182</text:p>
          </table:table-cell>
          <table:table-cell table:formula="of:=(1+2^2)/((2^2/[.E12])+(1/[.D12]))" office:value-type="float" office:value="0.653061224489796" calcext:value-type="float">
            <text:p>0.653061224489796</text:p>
          </table:table-cell>
          <table:table-cell table:formula="of:=ROUND([.D12];3)" office:value-type="float" office:value="0.492" calcext:value-type="float">
            <text:p>0.492</text:p>
          </table:table-cell>
          <table:table-cell table:formula="of:=ROUND([.E12];3)" office:value-type="float" office:value="0.711" calcext:value-type="float">
            <text:p>0.711</text:p>
          </table:table-cell>
          <table:table-cell table:formula="of:=ROUND([.F12];3)" office:value-type="float" office:value="0.582" calcext:value-type="float">
            <text:p>0.582</text:p>
          </table:table-cell>
          <table:table-cell table:formula="of:=ROUND([.G12];3)" office:value-type="float" office:value="0.653" calcext:value-type="float">
            <text:p>0.65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2537313432836" calcext:value-type="float">
            <text:p>0.492537313432836</text:p>
          </table:table-cell>
          <table:table-cell table:style-name="ce3" office:value-type="float" office:value="0.733333333333333" calcext:value-type="float">
            <text:p>0.733333333333333</text:p>
          </table:table-cell>
          <table:table-cell table:style-name="ce3" office:value-type="float" office:value="0.589285714285714" calcext:value-type="float">
            <text:p>0.589285714285714</text:p>
          </table:table-cell>
          <table:table-cell table:formula="of:=(1+2^2)/((2^2/[.E13])+(1/[.D13]))" office:value-type="float" office:value="0.668016194331984" calcext:value-type="float">
            <text:p>0.668016194331984</text:p>
          </table:table-cell>
          <table:table-cell table:formula="of:=ROUND([.D13];3)" office:value-type="float" office:value="0.493" calcext:value-type="float">
            <text:p>0.493</text:p>
          </table:table-cell>
          <table:table-cell table:formula="of:=ROUND([.E13];3)" office:value-type="float" office:value="0.733" calcext:value-type="float">
            <text:p>0.733</text:p>
          </table:table-cell>
          <table:table-cell table:formula="of:=ROUND([.F13];3)" office:value-type="float" office:value="0.589" calcext:value-type="float">
            <text:p>0.589</text:p>
          </table:table-cell>
          <table:table-cell table:formula="of:=ROUND([.G13];3)" office:value-type="float" office:value="0.668" calcext:value-type="float">
            <text:p>0.668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84848484848485" calcext:value-type="float">
            <text:p>0.484848484848485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76576576576577" calcext:value-type="float">
            <text:p>0.576576576576577</text:p>
          </table:table-cell>
          <table:table-cell table:formula="of:=(1+2^2)/((2^2/[.E14])+(1/[.D14]))" office:value-type="float" office:value="0.650406504065041" calcext:value-type="float">
            <text:p>0.650406504065041</text:p>
          </table:table-cell>
          <table:table-cell table:formula="of:=ROUND([.D14];3)" office:value-type="float" office:value="0.485" calcext:value-type="float">
            <text:p>0.485</text:p>
          </table:table-cell>
          <table:table-cell table:formula="of:=ROUND([.E14];3)" office:value-type="float" office:value="0.711" calcext:value-type="float">
            <text:p>0.711</text:p>
          </table:table-cell>
          <table:table-cell table:formula="of:=ROUND([.F14];3)" office:value-type="float" office:value="0.577" calcext:value-type="float">
            <text:p>0.577</text:p>
          </table:table-cell>
          <table:table-cell table:formula="of:=ROUND([.G14];3)" office:value-type="float" office:value="0.65" calcext:value-type="float">
            <text:p>0.65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84848484848485" calcext:value-type="float">
            <text:p>0.484848484848485</text:p>
          </table:table-cell>
          <table:table-cell table:style-name="ce3" office:value-type="float" office:value="0.711111111111111" calcext:value-type="float">
            <text:p>0.711111111111111</text:p>
          </table:table-cell>
          <table:table-cell table:style-name="ce3" office:value-type="float" office:value="0.576576576576577" calcext:value-type="float">
            <text:p>0.576576576576577</text:p>
          </table:table-cell>
          <table:table-cell table:formula="of:=(1+2^2)/((2^2/[.E15])+(1/[.D15]))" office:value-type="float" office:value="0.650406504065041" calcext:value-type="float">
            <text:p>0.650406504065041</text:p>
          </table:table-cell>
          <table:table-cell table:formula="of:=ROUND([.D15];3)" office:value-type="float" office:value="0.485" calcext:value-type="float">
            <text:p>0.485</text:p>
          </table:table-cell>
          <table:table-cell table:formula="of:=ROUND([.E15];3)" office:value-type="float" office:value="0.711" calcext:value-type="float">
            <text:p>0.711</text:p>
          </table:table-cell>
          <table:table-cell table:formula="of:=ROUND([.F15];3)" office:value-type="float" office:value="0.577" calcext:value-type="float">
            <text:p>0.577</text:p>
          </table:table-cell>
          <table:table-cell table:formula="of:=ROUND([.G15];3)" office:value-type="float" office:value="0.65" calcext:value-type="float">
            <text:p>0.65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48717948717949" calcext:value-type="float">
            <text:p>0.448717948717949</text:p>
          </table:table-cell>
          <table:table-cell table:style-name="ce3" office:value-type="float" office:value="0.777777777777778" calcext:value-type="float">
            <text:p>0.777777777777778</text:p>
          </table:table-cell>
          <table:table-cell table:style-name="ce3" office:value-type="float" office:value="0.569105691056911" calcext:value-type="float">
            <text:p>0.569105691056911</text:p>
          </table:table-cell>
          <table:table-cell table:formula="of:=(1+2^2)/((2^2/[.E16])+(1/[.D16]))" office:value-type="float" office:value="0.678294573643411" calcext:value-type="float">
            <text:p>0.678294573643411</text:p>
          </table:table-cell>
          <table:table-cell table:formula="of:=ROUND([.D16];3)" office:value-type="float" office:value="0.449" calcext:value-type="float">
            <text:p>0.449</text:p>
          </table:table-cell>
          <table:table-cell table:formula="of:=ROUND([.E16];3)" office:value-type="float" office:value="0.778" calcext:value-type="float">
            <text:p>0.778</text:p>
          </table:table-cell>
          <table:table-cell table:formula="of:=ROUND([.F16];3)" office:value-type="float" office:value="0.569" calcext:value-type="float">
            <text:p>0.569</text:p>
          </table:table-cell>
          <table:table-cell table:formula="of:=ROUND([.G16];3)" office:value-type="float" office:value="0.678" calcext:value-type="float">
            <text:p>0.678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43037974683544" calcext:value-type="float">
            <text:p>0.443037974683544</text:p>
          </table:table-cell>
          <table:table-cell table:style-name="ce3" office:value-type="float" office:value="0.777777777777778" calcext:value-type="float">
            <text:p>0.777777777777778</text:p>
          </table:table-cell>
          <table:table-cell table:style-name="ce3" office:value-type="float" office:value="0.564516129032258" calcext:value-type="float">
            <text:p>0.564516129032258</text:p>
          </table:table-cell>
          <table:table-cell table:formula="of:=(1+2^2)/((2^2/[.E17])+(1/[.D17]))" office:value-type="float" office:value="0.675675675675676" calcext:value-type="float">
            <text:p>0.675675675675676</text:p>
          </table:table-cell>
          <table:table-cell table:formula="of:=ROUND([.D17];3)" office:value-type="float" office:value="0.443" calcext:value-type="float">
            <text:p>0.443</text:p>
          </table:table-cell>
          <table:table-cell table:formula="of:=ROUND([.E17];3)" office:value-type="float" office:value="0.778" calcext:value-type="float">
            <text:p>0.778</text:p>
          </table:table-cell>
          <table:table-cell table:formula="of:=ROUND([.F17];3)" office:value-type="float" office:value="0.565" calcext:value-type="float">
            <text:p>0.565</text:p>
          </table:table-cell>
          <table:table-cell table:formula="of:=ROUND([.G17];3)" office:value-type="float" office:value="0.676" calcext:value-type="float">
            <text:p>0.67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0416666666667" calcext:value-type="float">
            <text:p>0.510416666666667</text:p>
          </table:table-cell>
          <table:table-cell table:style-name="ce3" office:value-type="float" office:value="0.668181818181818" calcext:value-type="float">
            <text:p>0.668181818181818</text:p>
          </table:table-cell>
          <table:table-cell table:style-name="ce3" office:value-type="float" office:value="0.578740157480315" calcext:value-type="float">
            <text:p>0.578740157480315</text:p>
          </table:table-cell>
          <table:table-cell table:formula="of:=(1+2^2)/((2^2/[.E18])+(1/[.D18]))" office:value-type="float" office:value="0.629280821917808" calcext:value-type="float">
            <text:p>0.629280821917808</text:p>
          </table:table-cell>
          <table:table-cell table:formula="of:=ROUND([.D18];3)" office:value-type="float" office:value="0.51" calcext:value-type="float">
            <text:p>0.51</text:p>
          </table:table-cell>
          <table:table-cell table:formula="of:=ROUND([.E18];3)" office:value-type="float" office:value="0.668" calcext:value-type="float">
            <text:p>0.668</text:p>
          </table:table-cell>
          <table:table-cell table:formula="of:=ROUND([.F18];3)" office:value-type="float" office:value="0.579" calcext:value-type="float">
            <text:p>0.579</text:p>
          </table:table-cell>
          <table:table-cell table:formula="of:=ROUND([.G18];3)" office:value-type="float" office:value="0.629" calcext:value-type="float">
            <text:p>0.62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94845360824742" calcext:value-type="float">
            <text:p>0.494845360824742</text:p>
          </table:table-cell>
          <table:table-cell table:style-name="ce3" office:value-type="float" office:value="0.654545454545455" calcext:value-type="float">
            <text:p>0.654545454545455</text:p>
          </table:table-cell>
          <table:table-cell table:style-name="ce3" office:value-type="float" office:value="0.563600782778865" calcext:value-type="float">
            <text:p>0.563600782778865</text:p>
          </table:table-cell>
          <table:table-cell table:formula="of:=(1+2^2)/((2^2/[.E19])+(1/[.D19]))" office:value-type="float" office:value="0.614859094790777" calcext:value-type="float">
            <text:p>0.614859094790777</text:p>
          </table:table-cell>
          <table:table-cell table:formula="of:=ROUND([.D19];3)" office:value-type="float" office:value="0.495" calcext:value-type="float">
            <text:p>0.495</text:p>
          </table:table-cell>
          <table:table-cell table:formula="of:=ROUND([.E19];3)" office:value-type="float" office:value="0.655" calcext:value-type="float">
            <text:p>0.655</text:p>
          </table:table-cell>
          <table:table-cell table:formula="of:=ROUND([.F19];3)" office:value-type="float" office:value="0.564" calcext:value-type="float">
            <text:p>0.564</text:p>
          </table:table-cell>
          <table:table-cell table:formula="of:=ROUND([.G19];3)" office:value-type="float" office:value="0.615" calcext:value-type="float">
            <text:p>0.615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05226480836237" calcext:value-type="float">
            <text:p>0.505226480836237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71992110453649" calcext:value-type="float">
            <text:p>0.571992110453649</text:p>
          </table:table-cell>
          <table:table-cell table:formula="of:=(1+2^2)/((2^2/[.E20])+(1/[.D20]))" office:value-type="float" office:value="0.621251071122536" calcext:value-type="float">
            <text:p>0.621251071122536</text:p>
          </table:table-cell>
          <table:table-cell table:formula="of:=ROUND([.D20];3)" office:value-type="float" office:value="0.505" calcext:value-type="float">
            <text:p>0.505</text:p>
          </table:table-cell>
          <table:table-cell table:formula="of:=ROUND([.E20];3)" office:value-type="float" office:value="0.659" calcext:value-type="float">
            <text:p>0.659</text:p>
          </table:table-cell>
          <table:table-cell table:formula="of:=ROUND([.F20];3)" office:value-type="float" office:value="0.572" calcext:value-type="float">
            <text:p>0.572</text:p>
          </table:table-cell>
          <table:table-cell table:formula="of:=ROUND([.G20];3)" office:value-type="float" office:value="0.621" calcext:value-type="float">
            <text:p>0.62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03472222222222" calcext:value-type="float">
            <text:p>0.503472222222222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70866141732283" calcext:value-type="float">
            <text:p>0.570866141732283</text:p>
          </table:table-cell>
          <table:table-cell table:formula="of:=(1+2^2)/((2^2/[.E21])+(1/[.D21]))" office:value-type="float" office:value="0.620719178082192" calcext:value-type="float">
            <text:p>0.620719178082192</text:p>
          </table:table-cell>
          <table:table-cell table:formula="of:=ROUND([.D21];3)" office:value-type="float" office:value="0.503" calcext:value-type="float">
            <text:p>0.503</text:p>
          </table:table-cell>
          <table:table-cell table:formula="of:=ROUND([.E21];3)" office:value-type="float" office:value="0.659" calcext:value-type="float">
            <text:p>0.659</text:p>
          </table:table-cell>
          <table:table-cell table:formula="of:=ROUND([.F21];3)" office:value-type="float" office:value="0.571" calcext:value-type="float">
            <text:p>0.571</text:p>
          </table:table-cell>
          <table:table-cell table:formula="of:=ROUND([.G21];3)" office:value-type="float" office:value="0.621" calcext:value-type="float">
            <text:p>0.62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98281786941581" calcext:value-type="float">
            <text:p>0.498281786941581</text:p>
          </table:table-cell>
          <table:table-cell table:style-name="ce3" office:value-type="float" office:value="0.659090909090909" calcext:value-type="float">
            <text:p>0.659090909090909</text:p>
          </table:table-cell>
          <table:table-cell table:style-name="ce3" office:value-type="float" office:value="0.567514677103718" calcext:value-type="float">
            <text:p>0.567514677103718</text:p>
          </table:table-cell>
          <table:table-cell table:formula="of:=(1+2^2)/((2^2/[.E22])+(1/[.D22]))" office:value-type="float" office:value="0.619128949615713" calcext:value-type="float">
            <text:p>0.619128949615713</text:p>
          </table:table-cell>
          <table:table-cell table:formula="of:=ROUND([.D22];3)" office:value-type="float" office:value="0.498" calcext:value-type="float">
            <text:p>0.498</text:p>
          </table:table-cell>
          <table:table-cell table:formula="of:=ROUND([.E22];3)" office:value-type="float" office:value="0.659" calcext:value-type="float">
            <text:p>0.659</text:p>
          </table:table-cell>
          <table:table-cell table:formula="of:=ROUND([.F22];3)" office:value-type="float" office:value="0.568" calcext:value-type="float">
            <text:p>0.568</text:p>
          </table:table-cell>
          <table:table-cell table:formula="of:=ROUND([.G22];3)" office:value-type="float" office:value="0.619" calcext:value-type="float">
            <text:p>0.619</text:p>
          </table:table-cell>
          <table:table-cell>
            <draw:frame draw:z-index="1" draw:style-name="gr1" draw:text-style-name="P1" svg:width="6.2988in" svg:height="3.5429in" svg:x="0.2996in" svg:y="0.0008in">
              <draw:object draw:notify-on-update-of-ranges="'Paraphrased-Requirements'.B2:'Paraphrased-Requirements'.B7 'Paraphrased-Requirements'.A2:'Paraphrased-Requirements'.A2 'Paraphrased-Requirements'.E2:'Paraphrased-Requirements'.E7 'Paraphrased-Requirements'.A10:'Paraphrased-Requirements'.A10 'Paraphrased-Requirements'.E10:'Paraphrased-Requirements'.E15 'Paraphrased-Requirements'.A18:'Paraphrased-Requirements'.A18 'Paraphrased-Requirements'.E18:'Paraphrased-Requirements'.E23 'Paraphrased-Requirements'.A26:'Paraphrased-Requirements'.A26 'Paraphrased-Requirements'.E26:'Paraphrased-Requirements'.E31 'Paraphrased-Requirements'.A41:'Paraphrased-Requirements'.A41 'Paraphrased-Requirements'.E34:'Paraphrased-Requirements'.E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0091in" svg:y="0.0228in">
              <draw:object draw:notify-on-update-of-ranges="'Paraphrased-Requirements'.B2:'Paraphrased-Requirements'.B7 'Paraphrased-Requirements'.A2:'Paraphrased-Requirements'.A2 'Paraphrased-Requirements'.G2:'Paraphrased-Requirements'.G7 'Paraphrased-Requirements'.A10:'Paraphrased-Requirements'.A10 'Paraphrased-Requirements'.G10:'Paraphrased-Requirements'.G15 'Paraphrased-Requirements'.A18:'Paraphrased-Requirements'.A18 'Paraphrased-Requirements'.G18:'Paraphrased-Requirements'.G23 'Paraphrased-Requirements'.A26:'Paraphrased-Requirements'.A26 'Paraphrased-Requirements'.G26:'Paraphrased-Requirements'.G31 'Paraphrased-Requirements'.A41:'Paraphrased-Requirements'.A41 'Paraphrased-Requirements'.G34:'Paraphrased-Requirements'.G3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0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63636363636364" calcext:value-type="float">
            <text:p>0.663636363636364</text:p>
          </table:table-cell>
          <table:table-cell table:style-name="ce3" office:value-type="float" office:value="0.5703125" calcext:value-type="float">
            <text:p>0.5703125</text:p>
          </table:table-cell>
          <table:table-cell table:formula="of:=(1+2^2)/((2^2/[.E23])+(1/[.D23]))" office:value-type="float" office:value="0.622866894197953" calcext:value-type="float">
            <text:p>0.622866894197953</text:p>
          </table:table-cell>
          <table:table-cell table:formula="of:=ROUND([.D23];3)" office:value-type="float" office:value="0.5" calcext:value-type="float">
            <text:p>0.5</text:p>
          </table:table-cell>
          <table:table-cell table:formula="of:=ROUND([.E23];3)" office:value-type="float" office:value="0.664" calcext:value-type="float">
            <text:p>0.664</text:p>
          </table:table-cell>
          <table:table-cell table:formula="of:=ROUND([.F23];3)" office:value-type="float" office:value="0.57" calcext:value-type="float">
            <text:p>0.57</text:p>
          </table:table-cell>
          <table:table-cell table:formula="of:=ROUND([.G23];3)" office:value-type="float" office:value="0.623" calcext:value-type="float">
            <text:p>0.62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43478260869565" calcext:value-type="float">
            <text:p>0.443478260869565</text:p>
          </table:table-cell>
          <table:table-cell table:style-name="ce3" office:value-type="float" office:value="0.695454545454545" calcext:value-type="float">
            <text:p>0.695454545454545</text:p>
          </table:table-cell>
          <table:table-cell table:style-name="ce3" office:value-type="float" office:value="0.541592920353982" calcext:value-type="float">
            <text:p>0.541592920353982</text:p>
          </table:table-cell>
          <table:table-cell table:formula="of:=(1+2^2)/((2^2/[.E24])+(1/[.D24]))" office:value-type="float" office:value="0.624489795918367" calcext:value-type="float">
            <text:p>0.624489795918367</text:p>
          </table:table-cell>
          <table:table-cell table:formula="of:=ROUND([.D24];3)" office:value-type="float" office:value="0.443" calcext:value-type="float">
            <text:p>0.443</text:p>
          </table:table-cell>
          <table:table-cell table:formula="of:=ROUND([.E24];3)" office:value-type="float" office:value="0.695" calcext:value-type="float">
            <text:p>0.695</text:p>
          </table:table-cell>
          <table:table-cell table:formula="of:=ROUND([.F24];3)" office:value-type="float" office:value="0.542" calcext:value-type="float">
            <text:p>0.542</text:p>
          </table:table-cell>
          <table:table-cell table:formula="of:=ROUND([.G24];3)" office:value-type="float" office:value="0.624" calcext:value-type="float">
            <text:p>0.62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35530085959885" calcext:value-type="float">
            <text:p>0.435530085959885</text:p>
          </table:table-cell>
          <table:table-cell table:style-name="ce3" office:value-type="float" office:value="0.690909090909091" calcext:value-type="float">
            <text:p>0.690909090909091</text:p>
          </table:table-cell>
          <table:table-cell table:style-name="ce3" office:value-type="float" office:value="0.53427065026362" calcext:value-type="float">
            <text:p>0.53427065026362</text:p>
          </table:table-cell>
          <table:table-cell table:formula="of:=(1+2^2)/((2^2/[.E25])+(1/[.D25]))" office:value-type="float" office:value="0.618388934092758" calcext:value-type="float">
            <text:p>0.618388934092758</text:p>
          </table:table-cell>
          <table:table-cell table:formula="of:=ROUND([.D25];3)" office:value-type="float" office:value="0.436" calcext:value-type="float">
            <text:p>0.436</text:p>
          </table:table-cell>
          <table:table-cell table:formula="of:=ROUND([.E25];3)" office:value-type="float" office:value="0.691" calcext:value-type="float">
            <text:p>0.691</text:p>
          </table:table-cell>
          <table:table-cell table:formula="of:=ROUND([.F25];3)" office:value-type="float" office:value="0.534" calcext:value-type="float">
            <text:p>0.534</text:p>
          </table:table-cell>
          <table:table-cell table:formula="of:=ROUND([.G25];3)" office:value-type="float" office:value="0.618" calcext:value-type="float">
            <text:p>0.618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33333333333333" calcext:value-type="float">
            <text:p>0.533333333333333</text:p>
          </table:table-cell>
          <table:table-cell table:style-name="ce3" office:value-type="float" office:value="0.195121951219512" calcext:value-type="float">
            <text:p>0.195121951219512</text:p>
          </table:table-cell>
          <table:table-cell table:style-name="ce3" office:value-type="float" office:value="0.285714285714286" calcext:value-type="float">
            <text:p>0.285714285714286</text:p>
          </table:table-cell>
          <table:table-cell table:formula="of:=(1+2^2)/((2^2/[.E26])+(1/[.D26]))" office:value-type="float" office:value="0.223463687150838" calcext:value-type="float">
            <text:p>0.223463687150838</text:p>
          </table:table-cell>
          <table:table-cell table:formula="of:=ROUND([.D26];3)" office:value-type="float" office:value="0.533" calcext:value-type="float">
            <text:p>0.533</text:p>
          </table:table-cell>
          <table:table-cell table:formula="of:=ROUND([.E26];3)" office:value-type="float" office:value="0.195" calcext:value-type="float">
            <text:p>0.195</text:p>
          </table:table-cell>
          <table:table-cell table:formula="of:=ROUND([.F26];3)" office:value-type="float" office:value="0.286" calcext:value-type="float">
            <text:p>0.286</text:p>
          </table:table-cell>
          <table:table-cell table:formula="of:=ROUND([.G26];3)" office:value-type="float" office:value="0.223" calcext:value-type="float">
            <text:p>0.22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7])+(1/[.D27]))" office:value-type="float" office:value="0.195530726256983" calcext:value-type="float">
            <text:p>0.195530726256983</text:p>
          </table:table-cell>
          <table:table-cell table:formula="of:=ROUND([.D27];3)" office:value-type="float" office:value="0.467" calcext:value-type="float">
            <text:p>0.467</text:p>
          </table:table-cell>
          <table:table-cell table:formula="of:=ROUND([.E27];3)" office:value-type="float" office:value="0.171" calcext:value-type="float">
            <text:p>0.171</text:p>
          </table:table-cell>
          <table:table-cell table:formula="of:=ROUND([.F27];3)" office:value-type="float" office:value="0.25" calcext:value-type="float">
            <text:p>0.25</text:p>
          </table:table-cell>
          <table:table-cell table:formula="of:=ROUND([.G27];3)" office:value-type="float" office:value="0.196" calcext:value-type="float">
            <text:p>0.19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8])+(1/[.D28]))" office:value-type="float" office:value="0.195530726256983" calcext:value-type="float">
            <text:p>0.195530726256983</text:p>
          </table:table-cell>
          <table:table-cell table:formula="of:=ROUND([.D28];3)" office:value-type="float" office:value="0.467" calcext:value-type="float">
            <text:p>0.467</text:p>
          </table:table-cell>
          <table:table-cell table:formula="of:=ROUND([.E28];3)" office:value-type="float" office:value="0.171" calcext:value-type="float">
            <text:p>0.171</text:p>
          </table:table-cell>
          <table:table-cell table:formula="of:=ROUND([.F28];3)" office:value-type="float" office:value="0.25" calcext:value-type="float">
            <text:p>0.25</text:p>
          </table:table-cell>
          <table:table-cell table:formula="of:=ROUND([.G28];3)" office:value-type="float" office:value="0.196" calcext:value-type="float">
            <text:p>0.19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29])+(1/[.D29]))" office:value-type="float" office:value="0.195530726256983" calcext:value-type="float">
            <text:p>0.195530726256983</text:p>
          </table:table-cell>
          <table:table-cell table:formula="of:=ROUND([.D29];3)" office:value-type="float" office:value="0.467" calcext:value-type="float">
            <text:p>0.467</text:p>
          </table:table-cell>
          <table:table-cell table:formula="of:=ROUND([.E29];3)" office:value-type="float" office:value="0.171" calcext:value-type="float">
            <text:p>0.171</text:p>
          </table:table-cell>
          <table:table-cell table:formula="of:=ROUND([.F29];3)" office:value-type="float" office:value="0.25" calcext:value-type="float">
            <text:p>0.25</text:p>
          </table:table-cell>
          <table:table-cell table:formula="of:=ROUND([.G29];3)" office:value-type="float" office:value="0.196" calcext:value-type="float">
            <text:p>0.19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30])+(1/[.D30]))" office:value-type="float" office:value="0.195530726256983" calcext:value-type="float">
            <text:p>0.195530726256983</text:p>
          </table:table-cell>
          <table:table-cell table:formula="of:=ROUND([.D30];3)" office:value-type="float" office:value="0.467" calcext:value-type="float">
            <text:p>0.467</text:p>
          </table:table-cell>
          <table:table-cell table:formula="of:=ROUND([.E30];3)" office:value-type="float" office:value="0.171" calcext:value-type="float">
            <text:p>0.171</text:p>
          </table:table-cell>
          <table:table-cell table:formula="of:=ROUND([.F30];3)" office:value-type="float" office:value="0.25" calcext:value-type="float">
            <text:p>0.25</text:p>
          </table:table-cell>
          <table:table-cell table:formula="of:=ROUND([.G30];3)" office:value-type="float" office:value="0.196" calcext:value-type="float">
            <text:p>0.19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66666666666667" calcext:value-type="float">
            <text:p>0.466666666666667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5" calcext:value-type="float">
            <text:p>0.25</text:p>
          </table:table-cell>
          <table:table-cell table:formula="of:=(1+2^2)/((2^2/[.E31])+(1/[.D31]))" office:value-type="float" office:value="0.195530726256983" calcext:value-type="float">
            <text:p>0.195530726256983</text:p>
          </table:table-cell>
          <table:table-cell table:formula="of:=ROUND([.D31];3)" office:value-type="float" office:value="0.467" calcext:value-type="float">
            <text:p>0.467</text:p>
          </table:table-cell>
          <table:table-cell table:formula="of:=ROUND([.E31];3)" office:value-type="float" office:value="0.171" calcext:value-type="float">
            <text:p>0.171</text:p>
          </table:table-cell>
          <table:table-cell table:formula="of:=ROUND([.F31];3)" office:value-type="float" office:value="0.25" calcext:value-type="float">
            <text:p>0.25</text:p>
          </table:table-cell>
          <table:table-cell table:formula="of:=ROUND([.G31];3)" office:value-type="float" office:value="0.196" calcext:value-type="float">
            <text:p>0.19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388888888888889" calcext:value-type="float">
            <text:p>0.388888888888889</text:p>
          </table:table-cell>
          <table:table-cell table:style-name="ce3" office:value-type="float" office:value="0.170731707317073" calcext:value-type="float">
            <text:p>0.170731707317073</text:p>
          </table:table-cell>
          <table:table-cell table:style-name="ce3" office:value-type="float" office:value="0.23728813559322" calcext:value-type="float">
            <text:p>0.23728813559322</text:p>
          </table:table-cell>
          <table:table-cell table:formula="of:=(1+2^2)/((2^2/[.E32])+(1/[.D32]))" office:value-type="float" office:value="0.192307692307692" calcext:value-type="float">
            <text:p>0.192307692307692</text:p>
          </table:table-cell>
          <table:table-cell table:formula="of:=ROUND([.D32];3)" office:value-type="float" office:value="0.389" calcext:value-type="float">
            <text:p>0.389</text:p>
          </table:table-cell>
          <table:table-cell table:formula="of:=ROUND([.E32];3)" office:value-type="float" office:value="0.171" calcext:value-type="float">
            <text:p>0.171</text:p>
          </table:table-cell>
          <table:table-cell table:formula="of:=ROUND([.F32];3)" office:value-type="float" office:value="0.237" calcext:value-type="float">
            <text:p>0.237</text:p>
          </table:table-cell>
          <table:table-cell table:formula="of:=ROUND([.G32];3)" office:value-type="float" office:value="0.192" calcext:value-type="float">
            <text:p>0.19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21052631578947" calcext:value-type="float">
            <text:p>0.421052631578947</text:p>
          </table:table-cell>
          <table:table-cell table:style-name="ce3" office:value-type="float" office:value="0.195121951219512" calcext:value-type="float">
            <text:p>0.195121951219512</text:p>
          </table:table-cell>
          <table:table-cell table:style-name="ce3" office:value-type="float" office:value="0.266666666666667" calcext:value-type="float">
            <text:p>0.266666666666667</text:p>
          </table:table-cell>
          <table:table-cell table:formula="of:=(1+2^2)/((2^2/[.E33])+(1/[.D33]))" office:value-type="float" office:value="0.218579234972677" calcext:value-type="float">
            <text:p>0.218579234972677</text:p>
          </table:table-cell>
          <table:table-cell table:formula="of:=ROUND([.D33];3)" office:value-type="float" office:value="0.421" calcext:value-type="float">
            <text:p>0.421</text:p>
          </table:table-cell>
          <table:table-cell table:formula="of:=ROUND([.E33];3)" office:value-type="float" office:value="0.195" calcext:value-type="float">
            <text:p>0.195</text:p>
          </table:table-cell>
          <table:table-cell table:formula="of:=ROUND([.F33];3)" office:value-type="float" office:value="0.267" calcext:value-type="float">
            <text:p>0.267</text:p>
          </table:table-cell>
          <table:table-cell table:formula="of:=ROUND([.G33];3)" office:value-type="float" office:value="0.219" calcext:value-type="float">
            <text:p>0.21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24096385542169" calcext:value-type="float">
            <text:p>0.524096385542169</text:p>
          </table:table-cell>
          <table:table-cell table:style-name="ce3" office:value-type="float" office:value="0.639705882352941" calcext:value-type="float">
            <text:p>0.639705882352941</text:p>
          </table:table-cell>
          <table:table-cell table:style-name="ce3" office:value-type="float" office:value="0.576158940397351" calcext:value-type="float">
            <text:p>0.576158940397351</text:p>
          </table:table-cell>
          <table:table-cell table:formula="of:=(1+2^2)/((2^2/[.E34])+(1/[.D34]))" office:value-type="float" office:value="0.612676056338028" calcext:value-type="float">
            <text:p>0.612676056338028</text:p>
          </table:table-cell>
          <table:table-cell table:formula="of:=ROUND([.D34];3)" office:value-type="float" office:value="0.524" calcext:value-type="float">
            <text:p>0.524</text:p>
          </table:table-cell>
          <table:table-cell table:formula="of:=ROUND([.E34];3)" office:value-type="float" office:value="0.64" calcext:value-type="float">
            <text:p>0.64</text:p>
          </table:table-cell>
          <table:table-cell table:formula="of:=ROUND([.F34];3)" office:value-type="float" office:value="0.576" calcext:value-type="float">
            <text:p>0.576</text:p>
          </table:table-cell>
          <table:table-cell table:formula="of:=ROUND([.G34];3)" office:value-type="float" office:value="0.613" calcext:value-type="float">
            <text:p>0.61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1627906976744" calcext:value-type="float">
            <text:p>0.511627906976744</text:p>
          </table:table-cell>
          <table:table-cell table:style-name="ce3" office:value-type="float" office:value="0.647058823529412" calcext:value-type="float">
            <text:p>0.647058823529412</text:p>
          </table:table-cell>
          <table:table-cell table:style-name="ce3" office:value-type="float" office:value="0.571428571428572" calcext:value-type="float">
            <text:p>0.571428571428572</text:p>
          </table:table-cell>
          <table:table-cell table:formula="of:=(1+2^2)/((2^2/[.E35])+(1/[.D35]))" office:value-type="float" office:value="0.614525139664805" calcext:value-type="float">
            <text:p>0.614525139664805</text:p>
          </table:table-cell>
          <table:table-cell table:formula="of:=ROUND([.D35];3)" office:value-type="float" office:value="0.512" calcext:value-type="float">
            <text:p>0.512</text:p>
          </table:table-cell>
          <table:table-cell table:formula="of:=ROUND([.E35];3)" office:value-type="float" office:value="0.647" calcext:value-type="float">
            <text:p>0.647</text:p>
          </table:table-cell>
          <table:table-cell table:formula="of:=ROUND([.F35];3)" office:value-type="float" office:value="0.571" calcext:value-type="float">
            <text:p>0.571</text:p>
          </table:table-cell>
          <table:table-cell table:formula="of:=ROUND([.G35];3)" office:value-type="float" office:value="0.615" calcext:value-type="float">
            <text:p>0.615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4450867052023" calcext:value-type="float">
            <text:p>0.514450867052023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6051779935275" calcext:value-type="float">
            <text:p>0.576051779935275</text:p>
          </table:table-cell>
          <table:table-cell table:formula="of:=(1+2^2)/((2^2/[.E36])+(1/[.D36]))" office:value-type="float" office:value="0.620641562064156" calcext:value-type="float">
            <text:p>0.620641562064156</text:p>
          </table:table-cell>
          <table:table-cell table:formula="of:=ROUND([.D36];3)" office:value-type="float" office:value="0.514" calcext:value-type="float">
            <text:p>0.514</text:p>
          </table:table-cell>
          <table:table-cell table:formula="of:=ROUND([.E36];3)" office:value-type="float" office:value="0.654" calcext:value-type="float">
            <text:p>0.654</text:p>
          </table:table-cell>
          <table:table-cell table:formula="of:=ROUND([.F36];3)" office:value-type="float" office:value="0.576" calcext:value-type="float">
            <text:p>0.576</text:p>
          </table:table-cell>
          <table:table-cell table:formula="of:=ROUND([.G36];3)" office:value-type="float" office:value="0.621" calcext:value-type="float">
            <text:p>0.62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2046783625731" calcext:value-type="float">
            <text:p>0.52046783625731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9804560260586" calcext:value-type="float">
            <text:p>0.579804560260586</text:p>
          </table:table-cell>
          <table:table-cell table:formula="of:=(1+2^2)/((2^2/[.E37])+(1/[.D37]))" office:value-type="float" office:value="0.622377622377622" calcext:value-type="float">
            <text:p>0.622377622377622</text:p>
          </table:table-cell>
          <table:table-cell table:formula="of:=ROUND([.D37];3)" office:value-type="float" office:value="0.52" calcext:value-type="float">
            <text:p>0.52</text:p>
          </table:table-cell>
          <table:table-cell table:formula="of:=ROUND([.E37];3)" office:value-type="float" office:value="0.654" calcext:value-type="float">
            <text:p>0.654</text:p>
          </table:table-cell>
          <table:table-cell table:formula="of:=ROUND([.F37];3)" office:value-type="float" office:value="0.58" calcext:value-type="float">
            <text:p>0.58</text:p>
          </table:table-cell>
          <table:table-cell table:formula="of:=ROUND([.G37];3)" office:value-type="float" office:value="0.622" calcext:value-type="float">
            <text:p>0.62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517441860465116" calcext:value-type="float">
            <text:p>0.517441860465116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7922077922078" calcext:value-type="float">
            <text:p>0.577922077922078</text:p>
          </table:table-cell>
          <table:table-cell table:formula="of:=(1+2^2)/((2^2/[.E38])+(1/[.D38]))" office:value-type="float" office:value="0.621508379888268" calcext:value-type="float">
            <text:p>0.621508379888268</text:p>
          </table:table-cell>
          <table:table-cell table:formula="of:=ROUND([.D38];3)" office:value-type="float" office:value="0.517" calcext:value-type="float">
            <text:p>0.517</text:p>
          </table:table-cell>
          <table:table-cell table:formula="of:=ROUND([.E38];3)" office:value-type="float" office:value="0.654" calcext:value-type="float">
            <text:p>0.654</text:p>
          </table:table-cell>
          <table:table-cell table:formula="of:=ROUND([.F38];3)" office:value-type="float" office:value="0.578" calcext:value-type="float">
            <text:p>0.578</text:p>
          </table:table-cell>
          <table:table-cell table:formula="of:=ROUND([.G38];3)" office:value-type="float" office:value="0.622" calcext:value-type="float">
            <text:p>0.62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4450867052023" calcext:value-type="float">
            <text:p>0.514450867052023</text:p>
          </table:table-cell>
          <table:table-cell table:style-name="ce3" office:value-type="float" office:value="0.654411764705882" calcext:value-type="float">
            <text:p>0.654411764705882</text:p>
          </table:table-cell>
          <table:table-cell table:style-name="ce3" office:value-type="float" office:value="0.576051779935275" calcext:value-type="float">
            <text:p>0.576051779935275</text:p>
          </table:table-cell>
          <table:table-cell table:formula="of:=(1+2^2)/((2^2/[.E39])+(1/[.D39]))" office:value-type="float" office:value="0.620641562064156" calcext:value-type="float">
            <text:p>0.620641562064156</text:p>
          </table:table-cell>
          <table:table-cell table:formula="of:=ROUND([.D39];3)" office:value-type="float" office:value="0.514" calcext:value-type="float">
            <text:p>0.514</text:p>
          </table:table-cell>
          <table:table-cell table:formula="of:=ROUND([.E39];3)" office:value-type="float" office:value="0.654" calcext:value-type="float">
            <text:p>0.654</text:p>
          </table:table-cell>
          <table:table-cell table:formula="of:=ROUND([.F39];3)" office:value-type="float" office:value="0.576" calcext:value-type="float">
            <text:p>0.576</text:p>
          </table:table-cell>
          <table:table-cell table:formula="of:=ROUND([.G39];3)" office:value-type="float" office:value="0.621" calcext:value-type="float">
            <text:p>0.62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477157360406091" calcext:value-type="float">
            <text:p>0.477157360406091</text:p>
          </table:table-cell>
          <table:table-cell table:style-name="ce3" office:value-type="float" office:value="0.691176470588235" calcext:value-type="float">
            <text:p>0.691176470588235</text:p>
          </table:table-cell>
          <table:table-cell table:style-name="ce3" office:value-type="float" office:value="0.564564564564565" calcext:value-type="float">
            <text:p>0.564564564564565</text:p>
          </table:table-cell>
          <table:table-cell table:formula="of:=(1+2^2)/((2^2/[.E40])+(1/[.D40]))" office:value-type="float" office:value="0.634278002699055" calcext:value-type="float">
            <text:p>0.634278002699055</text:p>
          </table:table-cell>
          <table:table-cell table:formula="of:=ROUND([.D40];3)" office:value-type="float" office:value="0.477" calcext:value-type="float">
            <text:p>0.477</text:p>
          </table:table-cell>
          <table:table-cell table:formula="of:=ROUND([.E40];3)" office:value-type="float" office:value="0.691" calcext:value-type="float">
            <text:p>0.691</text:p>
          </table:table-cell>
          <table:table-cell table:formula="of:=ROUND([.F40];3)" office:value-type="float" office:value="0.565" calcext:value-type="float">
            <text:p>0.565</text:p>
          </table:table-cell>
          <table:table-cell table:formula="of:=ROUND([.G40];3)" office:value-type="float" office:value="0.634" calcext:value-type="float">
            <text:p>0.63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77157360406091" calcext:value-type="float">
            <text:p>0.477157360406091</text:p>
          </table:table-cell>
          <table:table-cell table:style-name="ce3" office:value-type="float" office:value="0.691176470588235" calcext:value-type="float">
            <text:p>0.691176470588235</text:p>
          </table:table-cell>
          <table:table-cell table:style-name="ce3" office:value-type="float" office:value="0.564564564564565" calcext:value-type="float">
            <text:p>0.564564564564565</text:p>
          </table:table-cell>
          <table:table-cell table:formula="of:=(1+2^2)/((2^2/[.E41])+(1/[.D41]))" office:value-type="float" office:value="0.634278002699055" calcext:value-type="float">
            <text:p>0.634278002699055</text:p>
          </table:table-cell>
          <table:table-cell table:formula="of:=ROUND([.D41];3)" office:value-type="float" office:value="0.477" calcext:value-type="float">
            <text:p>0.477</text:p>
          </table:table-cell>
          <table:table-cell table:formula="of:=ROUND([.E41];3)" office:value-type="float" office:value="0.691" calcext:value-type="float">
            <text:p>0.691</text:p>
          </table:table-cell>
          <table:table-cell table:formula="of:=ROUND([.F41];3)" office:value-type="float" office:value="0.565" calcext:value-type="float">
            <text:p>0.565</text:p>
          </table:table-cell>
          <table:table-cell table:formula="of:=ROUND([.G41];3)" office:value-type="float" office:value="0.634" calcext:value-type="float">
            <text:p>0.63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3"/>
          <table:table-cell table:style-name="ce2" table:number-columns-repeated="16345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6"/>
          <table:table-cell>
            <draw:frame draw:z-index="4" draw:style-name="gr1" draw:text-style-name="P1" svg:width="6.2988in" svg:height="3.5429in" svg:x="0.1161in" svg:y="0.163in">
              <draw:object draw:notify-on-update-of-ranges="'Paraphrased-Requirements'.B3:'Paraphrased-Requirements'.B7 'Paraphrased-Requirements'.A2:'Paraphrased-Requirements'.A2 'Paraphrased-Requirements'.D45:'Paraphrased-Requirements'.D49 'Paraphrased-Requirements'.A10:'Paraphrased-Requirements'.A10 'Paraphrased-Requirements'.D52:'Paraphrased-Requirements'.D56 'Paraphrased-Requirements'.A18:'Paraphrased-Requirements'.A18 'Paraphrased-Requirements'.D59:'Paraphrased-Requirements'.D63 'Paraphrased-Requirements'.A26:'Paraphrased-Requirements'.A26 'Paraphrased-Requirements'.D66:'Paraphrased-Requirements'.D70 'Paraphrased-Requirements'.A41:'Paraphrased-Requirements'.A41 'Paraphrased-Requirements'.D73:'Paraphrased-Requirements'.D7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6"/>
          <table:table-cell>
            <draw:frame draw:z-index="6" draw:style-name="gr1" draw:text-style-name="P1" svg:width="6.2988in" svg:height="3.5429in" svg:x="0.3283in" svg:y="0.0209in">
              <draw:object draw:notify-on-update-of-ranges="'Paraphrased-Requirements'.B3:'Paraphrased-Requirements'.B7 'Paraphrased-Requirements'.A2:'Paraphrased-Requirements'.A2 'Paraphrased-Requirements'.F45:'Paraphrased-Requirements'.F49 'Paraphrased-Requirements'.A10:'Paraphrased-Requirements'.A10 'Paraphrased-Requirements'.F52:'Paraphrased-Requirements'.F56 'Paraphrased-Requirements'.A18:'Paraphrased-Requirements'.A18 'Paraphrased-Requirements'.F59:'Paraphrased-Requirements'.F63 'Paraphrased-Requirements'.A26:'Paraphrased-Requirements'.A26 'Paraphrased-Requirements'.F66:'Paraphrased-Requirements'.F70 'Paraphrased-Requirements'.A41:'Paraphrased-Requirements'.A41 'Paraphrased-Requirements'.F73:'Paraphrased-Requirements'.F7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9"/>
          <table:table-cell table:style-name="ce2" table:number-columns-repeated="16345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Avg P</text:p>
          </table:table-cell>
          <table:table-cell office:value-type="string" calcext:value-type="string">
            <text:p>Avg R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F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]-[.D$2]" office:value-type="float" office:value="0.026502732240437" calcext:value-type="float">
            <text:p>0.026502732240437</text:p>
          </table:table-cell>
          <table:table-cell table:style-name="ce3" table:formula="of:=[.E3]-[.E$2]" office:value-type="float" office:value="0.014705882352942" calcext:value-type="float">
            <text:p>0.014705882352942</text:p>
          </table:table-cell>
          <table:table-cell table:style-name="ce3" table:formula="of:=[.F3]-[.F$2]" office:value-type="float" office:value="0.019985465116279" calcext:value-type="float">
            <text:p>0.019985465116279</text:p>
          </table:table-cell>
          <table:table-cell table:style-name="ce3" table:formula="of:=[.G3]-[.G$2]" office:value-type="float" office:value="0.0166883751221107" calcext:value-type="float">
            <text:p>0.0166883751221107</text:p>
          </table:table-cell>
          <table:table-cell office:value-type="float" office:value="0" calcext:value-type="float">
            <text:p>0</text:p>
          </table:table-cell>
          <table:table-cell table:formula="of:=AVERAGE([.D2];[.D10];[.D18];[.D26];[.D34])" office:value-type="float" office:value="0.526517318230968" calcext:value-type="float">
            <text:p>0.526517318230968</text:p>
          </table:table-cell>
          <table:table-cell table:formula="of:=AVERAGE([.E2];[.E10];[.E18];[.E26];[.E34])" office:value-type="float" office:value="0.530928727736475" calcext:value-type="float">
            <text:p>0.530928727736475</text:p>
          </table:table-cell>
          <table:table-cell table:formula="of:=AVERAGE([.F2];[.F10];[.F18];[.F26];[.F34])" office:value-type="float" office:value="0.507442891387442" calcext:value-type="float">
            <text:p>0.507442891387442</text:p>
          </table:table-cell>
          <table:table-cell table:formula="of:=AVERAGE([.G2];[.G10];[.G18];[.G26];[.G34])" office:value-type="float" office:value="0.518347032904924" calcext:value-type="float">
            <text:p>0.518347032904924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4]-[.D$2]" office:value-type="float" office:value="0.026502732240437" calcext:value-type="float">
            <text:p>0.026502732240437</text:p>
          </table:table-cell>
          <table:table-cell table:style-name="ce3" table:formula="of:=[.E4]-[.E$2]" office:value-type="float" office:value="0.014705882352942" calcext:value-type="float">
            <text:p>0.014705882352942</text:p>
          </table:table-cell>
          <table:table-cell table:style-name="ce3" table:formula="of:=[.F4]-[.F$2]" office:value-type="float" office:value="0.019985465116279" calcext:value-type="float">
            <text:p>0.019985465116279</text:p>
          </table:table-cell>
          <table:table-cell table:style-name="ce3" table:formula="of:=[.G4]-[.G$2]" office:value-type="float" office:value="0.0166883751221107" calcext:value-type="float">
            <text:p>0.0166883751221107</text:p>
          </table:table-cell>
          <table:table-cell office:value-type="float" office:value="1" calcext:value-type="float">
            <text:p>1</text:p>
          </table:table-cell>
          <table:table-cell table:formula="of:=AVERAGE([.D3];[.D11];[.D19];[.D27];[.D35])" office:value-type="float" office:value="0.514735513775351" calcext:value-type="float">
            <text:p>0.514735513775351</text:p>
          </table:table-cell>
          <table:table-cell table:formula="of:=AVERAGE([.E3];[.E11];[.E19];[.E27];[.E35])" office:value-type="float" office:value="0.536624059823486" calcext:value-type="float">
            <text:p>0.536624059823486</text:p>
          </table:table-cell>
          <table:table-cell table:formula="of:=AVERAGE([.F3];[.F11];[.F19];[.F27];[.F35])" office:value-type="float" office:value="0.504780403551768" calcext:value-type="float">
            <text:p>0.504780403551768</text:p>
          </table:table-cell>
          <table:table-cell table:formula="of:=AVERAGE([.G3];[.G11];[.G19];[.G27];[.G35])" office:value-type="float" office:value="0.520395717423804" calcext:value-type="float">
            <text:p>0.520395717423804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5]-[.D$2]" office:value-type="float" office:value="0.01639344262295" calcext:value-type="float">
            <text:p>0.01639344262295</text:p>
          </table:table-cell>
          <table:table-cell table:style-name="ce3" table:formula="of:=[.E5]-[.E$2]" office:value-type="float" office:value="0.014705882352942" calcext:value-type="float">
            <text:p>0.014705882352942</text:p>
          </table:table-cell>
          <table:table-cell table:style-name="ce3" table:formula="of:=[.F5]-[.F$2]" office:value-type="float" office:value="0.0155038759689919" calcext:value-type="float">
            <text:p>0.0155038759689919</text:p>
          </table:table-cell>
          <table:table-cell table:style-name="ce3" table:formula="of:=[.G5]-[.G$2]" office:value-type="float" office:value="0.0150150150150156" calcext:value-type="float">
            <text:p>0.0150150150150156</text:p>
          </table:table-cell>
          <table:table-cell office:value-type="float" office:value="2" calcext:value-type="float">
            <text:p>2</text:p>
          </table:table-cell>
          <table:table-cell table:formula="of:=AVERAGE([.D4];[.D12];[.D20];[.D28];[.D36])" office:value-type="float" office:value="0.519063674705857" calcext:value-type="float">
            <text:p>0.519063674705857</text:p>
          </table:table-cell>
          <table:table-cell table:formula="of:=AVERAGE([.E4];[.E12];[.E20];[.E28];[.E36])" office:value-type="float" office:value="0.54789262785676" calcext:value-type="float">
            <text:p>0.54789262785676</text:p>
          </table:table-cell>
          <table:table-cell table:formula="of:=AVERAGE([.F4];[.F12];[.F20];[.F28];[.F36])" office:value-type="float" office:value="0.511597414441421" calcext:value-type="float">
            <text:p>0.511597414441421</text:p>
          </table:table-cell>
          <table:table-cell table:formula="of:=AVERAGE([.G4];[.G12];[.G20];[.G28];[.G36])" office:value-type="float" office:value="0.529542699919224" calcext:value-type="float">
            <text:p>0.529542699919224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6]-[.D$2]" office:value-type="float" office:value="0.01639344262295" calcext:value-type="float">
            <text:p>0.01639344262295</text:p>
          </table:table-cell>
          <table:table-cell table:style-name="ce3" table:formula="of:=[.E6]-[.E$2]" office:value-type="float" office:value="0.014705882352942" calcext:value-type="float">
            <text:p>0.014705882352942</text:p>
          </table:table-cell>
          <table:table-cell table:style-name="ce3" table:formula="of:=[.F6]-[.F$2]" office:value-type="float" office:value="0.0155038759689919" calcext:value-type="float">
            <text:p>0.0155038759689919</text:p>
          </table:table-cell>
          <table:table-cell table:style-name="ce3" table:formula="of:=[.G6]-[.G$2]" office:value-type="float" office:value="0.0150150150150156" calcext:value-type="float">
            <text:p>0.0150150150150156</text:p>
          </table:table-cell>
          <table:table-cell office:value-type="float" office:value="3" calcext:value-type="float">
            <text:p>3</text:p>
          </table:table-cell>
          <table:table-cell table:formula="of:=AVERAGE([.D5];[.D13];[.D21];[.D29];[.D37])" office:value-type="float" office:value="0.517940283125643" calcext:value-type="float">
            <text:p>0.517940283125643</text:p>
          </table:table-cell>
          <table:table-cell table:formula="of:=AVERAGE([.E5];[.E13];[.E21];[.E29];[.E37])" office:value-type="float" office:value="0.552337072301204" calcext:value-type="float">
            <text:p>0.552337072301204</text:p>
          </table:table-cell>
          <table:table-cell table:formula="of:=AVERAGE([.F5];[.F13];[.F21];[.F29];[.F37])" office:value-type="float" office:value="0.512719965426259" calcext:value-type="float">
            <text:p>0.512719965426259</text:p>
          </table:table-cell>
          <table:table-cell table:formula="of:=AVERAGE([.G5];[.G13];[.G21];[.G29];[.G37])" office:value-type="float" office:value="0.532439855320867" calcext:value-type="float">
            <text:p>0.532439855320867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7]-[.D$2]" office:value-type="float" office:value="0.01639344262295" calcext:value-type="float">
            <text:p>0.01639344262295</text:p>
          </table:table-cell>
          <table:table-cell table:style-name="ce3" table:formula="of:=[.E7]-[.E$2]" office:value-type="float" office:value="0.014705882352942" calcext:value-type="float">
            <text:p>0.014705882352942</text:p>
          </table:table-cell>
          <table:table-cell table:style-name="ce3" table:formula="of:=[.F7]-[.F$2]" office:value-type="float" office:value="0.0155038759689919" calcext:value-type="float">
            <text:p>0.0155038759689919</text:p>
          </table:table-cell>
          <table:table-cell table:style-name="ce3" table:formula="of:=[.G7]-[.G$2]" office:value-type="float" office:value="0.0150150150150156" calcext:value-type="float">
            <text:p>0.0150150150150156</text:p>
          </table:table-cell>
          <table:table-cell office:value-type="float" office:value="4" calcext:value-type="float">
            <text:p>4</text:p>
          </table:table-cell>
          <table:table-cell table:formula="of:=AVERAGE([.D6];[.D14];[.D22];[.D30];[.D38])" office:value-type="float" office:value="0.514759235194206" calcext:value-type="float">
            <text:p>0.514759235194206</text:p>
          </table:table-cell>
          <table:table-cell table:formula="of:=AVERAGE([.E6];[.E14];[.E22];[.E30];[.E38])" office:value-type="float" office:value="0.54789262785676" calcext:value-type="float">
            <text:p>0.54789262785676</text:p>
          </table:table-cell>
          <table:table-cell table:formula="of:=AVERAGE([.F6];[.F14];[.F22];[.F30];[.F38])" office:value-type="float" office:value="0.509131348491017" calcext:value-type="float">
            <text:p>0.509131348491017</text:p>
          </table:table-cell>
          <table:table-cell table:formula="of:=AVERAGE([.G6];[.G14];[.G22];[.G30];[.G38])" office:value-type="float" office:value="0.528426023076312" calcext:value-type="float">
            <text:p>0.52842602307631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8]-[.D$2]" office:value-type="float" office:value="-0.0394392967450711" calcext:value-type="float">
            <text:p>-0.0394392967450711</text:p>
          </table:table-cell>
          <table:table-cell table:style-name="ce3" table:formula="of:=[.E8]-[.E$2]" office:value-type="float" office:value="0.029411764705883" calcext:value-type="float">
            <text:p>0.029411764705883</text:p>
          </table:table-cell>
          <table:table-cell table:style-name="ce3" table:formula="of:=[.F8]-[.F$2]" office:value-type="float" office:value="-0.00339500933627601" calcext:value-type="float">
            <text:p>-0.00339500933627601</text:p>
          </table:table-cell>
          <table:table-cell table:style-name="ce3" table:formula="of:=[.G8]-[.G$2]" office:value-type="float" office:value="0.0166442101925977" calcext:value-type="float">
            <text:p>0.0166442101925977</text:p>
          </table:table-cell>
          <table:table-cell office:value-type="float" office:value="5" calcext:value-type="float">
            <text:p>5</text:p>
          </table:table-cell>
          <table:table-cell table:formula="of:=AVERAGE([.D7];[.D15];[.D23];[.D31];[.D39])" office:value-type="float" office:value="0.514504679123271" calcext:value-type="float">
            <text:p>0.514504679123271</text:p>
          </table:table-cell>
          <table:table-cell table:formula="of:=AVERAGE([.E7];[.E15];[.E23];[.E31];[.E39])" office:value-type="float" office:value="0.548801718765851" calcext:value-type="float">
            <text:p>0.548801718765851</text:p>
          </table:table-cell>
          <table:table-cell table:formula="of:=AVERAGE([.F7];[.F15];[.F23];[.F31];[.F39])" office:value-type="float" office:value="0.509316853472913" calcext:value-type="float">
            <text:p>0.509316853472913</text:p>
          </table:table-cell>
          <table:table-cell table:formula="of:=AVERAGE([.G7];[.G15];[.G23];[.G31];[.G39])" office:value-type="float" office:value="0.529000248427938" calcext:value-type="float">
            <text:p>0.529000248427938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9]-[.D$2]" office:value-type="float" office:value="-0.0394392967450711" calcext:value-type="float">
            <text:p>-0.0394392967450711</text:p>
          </table:table-cell>
          <table:table-cell table:style-name="ce3" table:formula="of:=[.E9]-[.E$2]" office:value-type="float" office:value="0.029411764705883" calcext:value-type="float">
            <text:p>0.029411764705883</text:p>
          </table:table-cell>
          <table:table-cell table:style-name="ce3" table:formula="of:=[.F9]-[.F$2]" office:value-type="float" office:value="-0.00339500933627601" calcext:value-type="float">
            <text:p>-0.00339500933627601</text:p>
          </table:table-cell>
          <table:table-cell table:style-name="ce3" table:formula="of:=[.G9]-[.G$2]" office:value-type="float" office:value="0.0166442101925977" calcext:value-type="float">
            <text:p>0.016644210192597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1]-[.D$10]" office:value-type="float" office:value="0.00929469655549498" calcext:value-type="float">
            <text:p>0.00929469655549498</text:p>
          </table:table-cell>
          <table:table-cell table:style-name="ce3" table:formula="of:=[.E11]-[.E$10]" office:value-type="float" office:value="0.044444444444445" calcext:value-type="float">
            <text:p>0.044444444444445</text:p>
          </table:table-cell>
          <table:table-cell table:style-name="ce3" table:formula="of:=[.F11]-[.F$10]" office:value-type="float" office:value="0.0222861250898641" calcext:value-type="float">
            <text:p>0.0222861250898641</text:p>
          </table:table-cell>
          <table:table-cell table:style-name="ce3" table:formula="of:=[.G11]-[.G$10]" office:value-type="float" office:value="0.0340606521663961" calcext:value-type="float">
            <text:p>0.0340606521663961</text:p>
          </table:table-cell>
          <table:table-cell office:value-type="float" office:value="0" calcext:value-type="float">
            <text:p>0</text:p>
          </table:table-cell>
          <table:table-cell table:formula="of:=ROUND([.I45];3)" office:value-type="float" office:value="0.527" calcext:value-type="float">
            <text:p>0.527</text:p>
          </table:table-cell>
          <table:table-cell table:formula="of:=ROUND([.J45];3)" office:value-type="float" office:value="0.531" calcext:value-type="float">
            <text:p>0.531</text:p>
          </table:table-cell>
          <table:table-cell table:formula="of:=ROUND([.K45];3)" office:value-type="float" office:value="0.507" calcext:value-type="float">
            <text:p>0.507</text:p>
          </table:table-cell>
          <table:table-cell table:formula="of:=ROUND([.L45];3)" office:value-type="float" office:value="0.518" calcext:value-type="float">
            <text:p>0.518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12]-[.D$10]" office:value-type="float" office:value="0.017731421121251" calcext:value-type="float">
            <text:p>0.017731421121251</text:p>
          </table:table-cell>
          <table:table-cell table:style-name="ce3" table:formula="of:=[.E12]-[.E$10]" office:value-type="float" office:value="0.088888888888889" calcext:value-type="float">
            <text:p>0.088888888888889</text:p>
          </table:table-cell>
          <table:table-cell table:style-name="ce3" table:formula="of:=[.F12]-[.F$10]" office:value-type="float" office:value="0.043356643356644" calcext:value-type="float">
            <text:p>0.043356643356644</text:p>
          </table:table-cell>
          <table:table-cell table:style-name="ce3" table:formula="of:=[.G12]-[.G$10]" office:value-type="float" office:value="0.0672871659123899" calcext:value-type="float">
            <text:p>0.0672871659123899</text:p>
          </table:table-cell>
          <table:table-cell office:value-type="float" office:value="1" calcext:value-type="float">
            <text:p>1</text:p>
          </table:table-cell>
          <table:table-cell table:formula="of:=ROUND([.I46];3)" office:value-type="float" office:value="0.515" calcext:value-type="float">
            <text:p>0.515</text:p>
          </table:table-cell>
          <table:table-cell table:formula="of:=ROUND([.J46];3)" office:value-type="float" office:value="0.537" calcext:value-type="float">
            <text:p>0.537</text:p>
          </table:table-cell>
          <table:table-cell table:formula="of:=ROUND([.K46];3)" office:value-type="float" office:value="0.505" calcext:value-type="float">
            <text:p>0.505</text:p>
          </table:table-cell>
          <table:table-cell table:formula="of:=ROUND([.L46];3)" office:value-type="float" office:value="0.52" calcext:value-type="float">
            <text:p>0.5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13]-[.D$10]" office:value-type="float" office:value="0.017961042246395" calcext:value-type="float">
            <text:p>0.017961042246395</text:p>
          </table:table-cell>
          <table:table-cell table:style-name="ce3" table:formula="of:=[.E13]-[.E$10]" office:value-type="float" office:value="0.111111111111111" calcext:value-type="float">
            <text:p>0.111111111111111</text:p>
          </table:table-cell>
          <table:table-cell table:style-name="ce3" table:formula="of:=[.F13]-[.F$10]" office:value-type="float" office:value="0.050824175824176" calcext:value-type="float">
            <text:p>0.050824175824176</text:p>
          </table:table-cell>
          <table:table-cell table:style-name="ce3" table:formula="of:=[.G13]-[.G$10]" office:value-type="float" office:value="0.0822421357545777" calcext:value-type="float">
            <text:p>0.0822421357545777</text:p>
          </table:table-cell>
          <table:table-cell office:value-type="float" office:value="2" calcext:value-type="float">
            <text:p>2</text:p>
          </table:table-cell>
          <table:table-cell table:formula="of:=ROUND([.I47];3)" office:value-type="float" office:value="0.519" calcext:value-type="float">
            <text:p>0.519</text:p>
          </table:table-cell>
          <table:table-cell table:formula="of:=ROUND([.J47];3)" office:value-type="float" office:value="0.548" calcext:value-type="float">
            <text:p>0.548</text:p>
          </table:table-cell>
          <table:table-cell table:formula="of:=ROUND([.K47];3)" office:value-type="float" office:value="0.512" calcext:value-type="float">
            <text:p>0.512</text:p>
          </table:table-cell>
          <table:table-cell table:formula="of:=ROUND([.L47];3)" office:value-type="float" office:value="0.53" calcext:value-type="float">
            <text:p>0.53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14]-[.D$10]" office:value-type="float" office:value="0.010272213662044" calcext:value-type="float">
            <text:p>0.010272213662044</text:p>
          </table:table-cell>
          <table:table-cell table:style-name="ce3" table:formula="of:=[.E14]-[.E$10]" office:value-type="float" office:value="0.088888888888889" calcext:value-type="float">
            <text:p>0.088888888888889</text:p>
          </table:table-cell>
          <table:table-cell table:style-name="ce3" table:formula="of:=[.F14]-[.F$10]" office:value-type="float" office:value="0.038115038115039" calcext:value-type="float">
            <text:p>0.038115038115039</text:p>
          </table:table-cell>
          <table:table-cell table:style-name="ce3" table:formula="of:=[.G14]-[.G$10]" office:value-type="float" office:value="0.0646324454876348" calcext:value-type="float">
            <text:p>0.0646324454876348</text:p>
          </table:table-cell>
          <table:table-cell office:value-type="float" office:value="3" calcext:value-type="float">
            <text:p>3</text:p>
          </table:table-cell>
          <table:table-cell table:formula="of:=ROUND([.I48];3)" office:value-type="float" office:value="0.518" calcext:value-type="float">
            <text:p>0.518</text:p>
          </table:table-cell>
          <table:table-cell table:formula="of:=ROUND([.J48];3)" office:value-type="float" office:value="0.552" calcext:value-type="float">
            <text:p>0.552</text:p>
          </table:table-cell>
          <table:table-cell table:formula="of:=ROUND([.K48];3)" office:value-type="float" office:value="0.513" calcext:value-type="float">
            <text:p>0.513</text:p>
          </table:table-cell>
          <table:table-cell table:formula="of:=ROUND([.L48];3)" office:value-type="float" office:value="0.532" calcext:value-type="float">
            <text:p>0.53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15]-[.D$10]" office:value-type="float" office:value="0.010272213662044" calcext:value-type="float">
            <text:p>0.010272213662044</text:p>
          </table:table-cell>
          <table:table-cell table:style-name="ce3" table:formula="of:=[.E15]-[.E$10]" office:value-type="float" office:value="0.088888888888889" calcext:value-type="float">
            <text:p>0.088888888888889</text:p>
          </table:table-cell>
          <table:table-cell table:style-name="ce3" table:formula="of:=[.F15]-[.F$10]" office:value-type="float" office:value="0.038115038115039" calcext:value-type="float">
            <text:p>0.038115038115039</text:p>
          </table:table-cell>
          <table:table-cell table:style-name="ce3" table:formula="of:=[.G15]-[.G$10]" office:value-type="float" office:value="0.0646324454876348" calcext:value-type="float">
            <text:p>0.0646324454876348</text:p>
          </table:table-cell>
          <table:table-cell office:value-type="float" office:value="4" calcext:value-type="float">
            <text:p>4</text:p>
          </table:table-cell>
          <table:table-cell table:formula="of:=ROUND([.I49];3)" office:value-type="float" office:value="0.515" calcext:value-type="float">
            <text:p>0.515</text:p>
          </table:table-cell>
          <table:table-cell table:formula="of:=ROUND([.J49];3)" office:value-type="float" office:value="0.548" calcext:value-type="float">
            <text:p>0.548</text:p>
          </table:table-cell>
          <table:table-cell table:formula="of:=ROUND([.K49];3)" office:value-type="float" office:value="0.509" calcext:value-type="float">
            <text:p>0.509</text:p>
          </table:table-cell>
          <table:table-cell table:formula="of:=ROUND([.L49];3)" office:value-type="float" office:value="0.528" calcext:value-type="float">
            <text:p>0.528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style-name="ce3" table:formula="of:=[.D16]-[.D$10]" office:value-type="float" office:value="-0.025858322468492" calcext:value-type="float">
            <text:p>-0.025858322468492</text:p>
          </table:table-cell>
          <table:table-cell table:style-name="ce3" table:formula="of:=[.E16]-[.E$10]" office:value-type="float" office:value="0.155555555555556" calcext:value-type="float">
            <text:p>0.155555555555556</text:p>
          </table:table-cell>
          <table:table-cell table:style-name="ce3" table:formula="of:=[.F16]-[.F$10]" office:value-type="float" office:value="0.030644152595373" calcext:value-type="float">
            <text:p>0.030644152595373</text:p>
          </table:table-cell>
          <table:table-cell table:style-name="ce3" table:formula="of:=[.G16]-[.G$10]" office:value-type="float" office:value="0.0925205150660053" calcext:value-type="float">
            <text:p>0.0925205150660053</text:p>
          </table:table-cell>
          <table:table-cell office:value-type="float" office:value="5" calcext:value-type="float">
            <text:p>5</text:p>
          </table:table-cell>
          <table:table-cell table:formula="of:=ROUND([.I50];3)" office:value-type="float" office:value="0.515" calcext:value-type="float">
            <text:p>0.515</text:p>
          </table:table-cell>
          <table:table-cell table:formula="of:=ROUND([.J50];3)" office:value-type="float" office:value="0.549" calcext:value-type="float">
            <text:p>0.549</text:p>
          </table:table-cell>
          <table:table-cell table:formula="of:=ROUND([.K50];3)" office:value-type="float" office:value="0.509" calcext:value-type="float">
            <text:p>0.509</text:p>
          </table:table-cell>
          <table:table-cell table:formula="of:=ROUND([.L50];3)" office:value-type="float" office:value="0.529" calcext:value-type="float">
            <text:p>0.529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17]-[.D$10]" office:value-type="float" office:value="-0.031538296502897" calcext:value-type="float">
            <text:p>-0.031538296502897</text:p>
          </table:table-cell>
          <table:table-cell table:style-name="ce3" table:formula="of:=[.E17]-[.E$10]" office:value-type="float" office:value="0.155555555555556" calcext:value-type="float">
            <text:p>0.155555555555556</text:p>
          </table:table-cell>
          <table:table-cell table:style-name="ce3" table:formula="of:=[.F17]-[.F$10]" office:value-type="float" office:value="0.02605459057072" calcext:value-type="float">
            <text:p>0.02605459057072</text:p>
          </table:table-cell>
          <table:table-cell table:style-name="ce3" table:formula="of:=[.G17]-[.G$10]" office:value-type="float" office:value="0.0899016170982698" calcext:value-type="float">
            <text:p>0.0899016170982698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9]-[.D$18]" office:value-type="float" office:value="-0.015571305841925" calcext:value-type="float">
            <text:p>-0.015571305841925</text:p>
          </table:table-cell>
          <table:table-cell table:style-name="ce3" table:formula="of:=[.E19]-[.E$18]" office:value-type="float" office:value="-0.013636363636363" calcext:value-type="float">
            <text:p>-0.013636363636363</text:p>
          </table:table-cell>
          <table:table-cell table:style-name="ce3" table:formula="of:=[.F19]-[.F$18]" office:value-type="float" office:value="-0.01513937470145" calcext:value-type="float">
            <text:p>-0.01513937470145</text:p>
          </table:table-cell>
          <table:table-cell table:style-name="ce3" table:formula="of:=[.G19]-[.G$18]" office:value-type="float" office:value="-0.0144217271270308" calcext:value-type="float">
            <text:p>-0.0144217271270308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0]-[.D$18]" office:value-type="float" office:value="-0.00519018583042996" calcext:value-type="float">
            <text:p>-0.00519018583042996</text:p>
          </table:table-cell>
          <table:table-cell table:style-name="ce3" table:formula="of:=[.E20]-[.E$18]" office:value-type="float" office:value="-0.00909090909090904" calcext:value-type="float">
            <text:p>-0.00909090909090904</text:p>
          </table:table-cell>
          <table:table-cell table:style-name="ce3" table:formula="of:=[.F20]-[.F$18]" office:value-type="float" office:value="-0.00674804702666609" calcext:value-type="float">
            <text:p>-0.00674804702666609</text:p>
          </table:table-cell>
          <table:table-cell table:style-name="ce3" table:formula="of:=[.G20]-[.G$18]" office:value-type="float" office:value="-0.0080297507952718" calcext:value-type="float">
            <text:p>-0.0080297507952718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1]-[.D$18]" office:value-type="float" office:value="-0.00694444444444498" calcext:value-type="float">
            <text:p>-0.00694444444444498</text:p>
          </table:table-cell>
          <table:table-cell table:style-name="ce3" table:formula="of:=[.E21]-[.E$18]" office:value-type="float" office:value="-0.00909090909090904" calcext:value-type="float">
            <text:p>-0.00909090909090904</text:p>
          </table:table-cell>
          <table:table-cell table:style-name="ce3" table:formula="of:=[.F21]-[.F$18]" office:value-type="float" office:value="-0.00787401574803204" calcext:value-type="float">
            <text:p>-0.00787401574803204</text:p>
          </table:table-cell>
          <table:table-cell table:style-name="ce3" table:formula="of:=[.G21]-[.G$18]" office:value-type="float" office:value="-0.00856164383561653" calcext:value-type="float">
            <text:p>-0.00856164383561653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22]-[.D$18]" office:value-type="float" office:value="-0.012134879725086" calcext:value-type="float">
            <text:p>-0.012134879725086</text:p>
          </table:table-cell>
          <table:table-cell table:style-name="ce3" table:formula="of:=[.E22]-[.E$18]" office:value-type="float" office:value="-0.00909090909090904" calcext:value-type="float">
            <text:p>-0.00909090909090904</text:p>
          </table:table-cell>
          <table:table-cell table:style-name="ce3" table:formula="of:=[.F22]-[.F$18]" office:value-type="float" office:value="-0.0112254803765971" calcext:value-type="float">
            <text:p>-0.0112254803765971</text:p>
          </table:table-cell>
          <table:table-cell table:style-name="ce3" table:formula="of:=[.G22]-[.G$18]" office:value-type="float" office:value="-0.0101518723020951" calcext:value-type="float">
            <text:p>-0.0101518723020951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23]-[.D$18]" office:value-type="float" office:value="-0.010416666666667" calcext:value-type="float">
            <text:p>-0.010416666666667</text:p>
          </table:table-cell>
          <table:table-cell table:style-name="ce3" table:formula="of:=[.E23]-[.E$18]" office:value-type="float" office:value="-0.00454545454545396" calcext:value-type="float">
            <text:p>-0.00454545454545396</text:p>
          </table:table-cell>
          <table:table-cell table:style-name="ce3" table:formula="of:=[.F23]-[.F$18]" office:value-type="float" office:value="-0.00842765748031504" calcext:value-type="float">
            <text:p>-0.00842765748031504</text:p>
          </table:table-cell>
          <table:table-cell table:style-name="ce3" table:formula="of:=[.G23]-[.G$18]" office:value-type="float" office:value="-0.00641392771985561" calcext:value-type="float">
            <text:p>-0.00641392771985561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24]-[.D$18]" office:value-type="float" office:value="-0.066938405797102" calcext:value-type="float">
            <text:p>-0.066938405797102</text:p>
          </table:table-cell>
          <table:table-cell table:style-name="ce3" table:formula="of:=[.E24]-[.E$18]" office:value-type="float" office:value="0.027272727272727" calcext:value-type="float">
            <text:p>0.027272727272727</text:p>
          </table:table-cell>
          <table:table-cell table:style-name="ce3" table:formula="of:=[.F24]-[.F$18]" office:value-type="float" office:value="-0.0371472371263331" calcext:value-type="float">
            <text:p>-0.0371472371263331</text:p>
          </table:table-cell>
          <table:table-cell table:style-name="ce3" table:formula="of:=[.G24]-[.G$18]" office:value-type="float" office:value="-0.00479102599944126" calcext:value-type="float">
            <text:p>-0.00479102599944126</text:p>
          </table:table-cell>
          <table:table-cell table:number-columns-repeated="5"/>
          <table:table-cell>
            <draw:frame draw:z-index="5" draw:style-name="gr1" draw:text-style-name="P1" svg:width="6.2988in" svg:height="3.5429in" svg:x="0.111in" svg:y="0.0744in">
              <draw:object draw:notify-on-update-of-ranges="'Paraphrased-Requirements'.B3:'Paraphrased-Requirements'.B7 'Paraphrased-Requirements'.A2:'Paraphrased-Requirements'.A2 'Paraphrased-Requirements'.E45:'Paraphrased-Requirements'.E49 'Paraphrased-Requirements'.A10:'Paraphrased-Requirements'.A10 'Paraphrased-Requirements'.E52:'Paraphrased-Requirements'.E56 'Paraphrased-Requirements'.A18:'Paraphrased-Requirements'.A18 'Paraphrased-Requirements'.E59:'Paraphrased-Requirements'.E63 'Paraphrased-Requirements'.A26:'Paraphrased-Requirements'.A26 'Paraphrased-Requirements'.E66:'Paraphrased-Requirements'.E70 'Paraphrased-Requirements'.A41:'Paraphrased-Requirements'.A41 'Paraphrased-Requirements'.E73:'Paraphrased-Requirements'.E7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20.5898in" svg:height="11.5972in" svg:x="0.2713in" svg:y="0.0295in">
              <draw:object draw:notify-on-update-of-ranges="'Paraphrased-Requirements'.B3:'Paraphrased-Requirements'.B7 'Paraphrased-Requirements'.A2:'Paraphrased-Requirements'.A2 'Paraphrased-Requirements'.G45:'Paraphrased-Requirements'.G49 'Paraphrased-Requirements'.A10:'Paraphrased-Requirements'.A10 'Paraphrased-Requirements'.G52:'Paraphrased-Requirements'.G56 'Paraphrased-Requirements'.A18:'Paraphrased-Requirements'.A18 'Paraphrased-Requirements'.G59:'Paraphrased-Requirements'.G63 'Paraphrased-Requirements'.A26:'Paraphrased-Requirements'.A26 'Paraphrased-Requirements'.G66:'Paraphrased-Requirements'.G70 'Paraphrased-Requirements'.A41:'Paraphrased-Requirements'.A41 'Paraphrased-Requirements'.G73:'Paraphrased-Requirements'.G7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9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25]-[.D$18]" office:value-type="float" office:value="-0.074886580706782" calcext:value-type="float">
            <text:p>-0.074886580706782</text:p>
          </table:table-cell>
          <table:table-cell table:style-name="ce3" table:formula="of:=[.E25]-[.E$18]" office:value-type="float" office:value="0.022727272727273" calcext:value-type="float">
            <text:p>0.022727272727273</text:p>
          </table:table-cell>
          <table:table-cell table:style-name="ce3" table:formula="of:=[.F25]-[.F$18]" office:value-type="float" office:value="-0.0444695072166951" calcext:value-type="float">
            <text:p>-0.0444695072166951</text:p>
          </table:table-cell>
          <table:table-cell table:style-name="ce3" table:formula="of:=[.G25]-[.G$18]" office:value-type="float" office:value="-0.0108918878250499" calcext:value-type="float">
            <text:p>-0.010891887825049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27]-[.D$26]" office:value-type="float" office:value="-0.066666666666666" calcext:value-type="float">
            <text:p>-0.066666666666666</text:p>
          </table:table-cell>
          <table:table-cell table:style-name="ce3" table:formula="of:=[.E27]-[.E$26]" office:value-type="float" office:value="-0.024390243902439" calcext:value-type="float">
            <text:p>-0.024390243902439</text:p>
          </table:table-cell>
          <table:table-cell table:style-name="ce3" table:formula="of:=[.F27]-[.F$26]" office:value-type="float" office:value="-0.035714285714286" calcext:value-type="float">
            <text:p>-0.035714285714286</text:p>
          </table:table-cell>
          <table:table-cell table:style-name="ce3" table:formula="of:=[.G27]-[.G$26]" office:value-type="float" office:value="-0.0279329608938547" calcext:value-type="float">
            <text:p>-0.02793296089385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8]-[.D$26]" office:value-type="float" office:value="-0.066666666666666" calcext:value-type="float">
            <text:p>-0.066666666666666</text:p>
          </table:table-cell>
          <table:table-cell table:style-name="ce3" table:formula="of:=[.E28]-[.E$26]" office:value-type="float" office:value="-0.024390243902439" calcext:value-type="float">
            <text:p>-0.024390243902439</text:p>
          </table:table-cell>
          <table:table-cell table:style-name="ce3" table:formula="of:=[.F28]-[.F$26]" office:value-type="float" office:value="-0.035714285714286" calcext:value-type="float">
            <text:p>-0.035714285714286</text:p>
          </table:table-cell>
          <table:table-cell table:style-name="ce3" table:formula="of:=[.G28]-[.G$26]" office:value-type="float" office:value="-0.0279329608938547" calcext:value-type="float">
            <text:p>-0.02793296089385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9]-[.D$26]" office:value-type="float" office:value="-0.066666666666666" calcext:value-type="float">
            <text:p>-0.066666666666666</text:p>
          </table:table-cell>
          <table:table-cell table:style-name="ce3" table:formula="of:=[.E29]-[.E$26]" office:value-type="float" office:value="-0.024390243902439" calcext:value-type="float">
            <text:p>-0.024390243902439</text:p>
          </table:table-cell>
          <table:table-cell table:style-name="ce3" table:formula="of:=[.F29]-[.F$26]" office:value-type="float" office:value="-0.035714285714286" calcext:value-type="float">
            <text:p>-0.035714285714286</text:p>
          </table:table-cell>
          <table:table-cell table:style-name="ce3" table:formula="of:=[.G29]-[.G$26]" office:value-type="float" office:value="-0.0279329608938547" calcext:value-type="float">
            <text:p>-0.02793296089385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0]-[.D$26]" office:value-type="float" office:value="-0.066666666666666" calcext:value-type="float">
            <text:p>-0.066666666666666</text:p>
          </table:table-cell>
          <table:table-cell table:style-name="ce3" table:formula="of:=[.E30]-[.E$26]" office:value-type="float" office:value="-0.024390243902439" calcext:value-type="float">
            <text:p>-0.024390243902439</text:p>
          </table:table-cell>
          <table:table-cell table:style-name="ce3" table:formula="of:=[.F30]-[.F$26]" office:value-type="float" office:value="-0.035714285714286" calcext:value-type="float">
            <text:p>-0.035714285714286</text:p>
          </table:table-cell>
          <table:table-cell table:style-name="ce3" table:formula="of:=[.G30]-[.G$26]" office:value-type="float" office:value="-0.0279329608938547" calcext:value-type="float">
            <text:p>-0.02793296089385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1]-[.D$26]" office:value-type="float" office:value="-0.066666666666666" calcext:value-type="float">
            <text:p>-0.066666666666666</text:p>
          </table:table-cell>
          <table:table-cell table:style-name="ce3" table:formula="of:=[.E31]-[.E$26]" office:value-type="float" office:value="-0.024390243902439" calcext:value-type="float">
            <text:p>-0.024390243902439</text:p>
          </table:table-cell>
          <table:table-cell table:style-name="ce3" table:formula="of:=[.F31]-[.F$26]" office:value-type="float" office:value="-0.035714285714286" calcext:value-type="float">
            <text:p>-0.035714285714286</text:p>
          </table:table-cell>
          <table:table-cell table:style-name="ce3" table:formula="of:=[.G31]-[.G$26]" office:value-type="float" office:value="-0.0279329608938547" calcext:value-type="float">
            <text:p>-0.02793296089385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32]-[.D$26]" office:value-type="float" office:value="-0.144444444444444" calcext:value-type="float">
            <text:p>-0.144444444444444</text:p>
          </table:table-cell>
          <table:table-cell table:style-name="ce3" table:formula="of:=[.E32]-[.E$26]" office:value-type="float" office:value="-0.024390243902439" calcext:value-type="float">
            <text:p>-0.024390243902439</text:p>
          </table:table-cell>
          <table:table-cell table:style-name="ce3" table:formula="of:=[.F32]-[.F$26]" office:value-type="float" office:value="-0.048426150121066" calcext:value-type="float">
            <text:p>-0.048426150121066</text:p>
          </table:table-cell>
          <table:table-cell table:style-name="ce3" table:formula="of:=[.G32]-[.G$26]" office:value-type="float" office:value="-0.0311559948431456" calcext:value-type="float">
            <text:p>-0.0311559948431456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33]-[.D$26]" office:value-type="float" office:value="-0.112280701754386" calcext:value-type="float">
            <text:p>-0.112280701754386</text:p>
          </table:table-cell>
          <table:table-cell table:style-name="ce3" table:formula="of:=[.E33]-[.E$26]" office:value-type="float" office:value="0" calcext:value-type="float">
            <text:p>0</text:p>
          </table:table-cell>
          <table:table-cell table:style-name="ce3" table:formula="of:=[.F33]-[.F$26]" office:value-type="float" office:value="-0.019047619047619" calcext:value-type="float">
            <text:p>-0.019047619047619</text:p>
          </table:table-cell>
          <table:table-cell table:style-name="ce3" table:formula="of:=[.G33]-[.G$26]" office:value-type="float" office:value="-0.00488445217816041" calcext:value-type="float">
            <text:p>-0.00488445217816041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5]-[.D$34]" office:value-type="float" office:value="-0.012468478565425" calcext:value-type="float">
            <text:p>-0.012468478565425</text:p>
          </table:table-cell>
          <table:table-cell table:style-name="ce3" table:formula="of:=[.E35]-[.E$34]" office:value-type="float" office:value="0.00735294117647101" calcext:value-type="float">
            <text:p>0.00735294117647101</text:p>
          </table:table-cell>
          <table:table-cell table:style-name="ce3" table:formula="of:=[.F35]-[.F$34]" office:value-type="float" office:value="-0.0047303689687791" calcext:value-type="float">
            <text:p>-0.0047303689687791</text:p>
          </table:table-cell>
          <table:table-cell table:style-name="ce3" table:formula="of:=[.G35]-[.G$34]" office:value-type="float" office:value="0.00184908332677647" calcext:value-type="float">
            <text:p>0.0018490833267764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36]-[.D$34]" office:value-type="float" office:value="-0.00964551849014594" calcext:value-type="float">
            <text:p>-0.00964551849014594</text:p>
          </table:table-cell>
          <table:table-cell table:style-name="ce3" table:formula="of:=[.E36]-[.E$34]" office:value-type="float" office:value="0.014705882352941" calcext:value-type="float">
            <text:p>0.014705882352941</text:p>
          </table:table-cell>
          <table:table-cell table:style-name="ce3" table:formula="of:=[.F36]-[.F$34]" office:value-type="float" office:value="-0.000107160462076039" calcext:value-type="float">
            <text:p>-0.000107160462076039</text:p>
          </table:table-cell>
          <table:table-cell table:style-name="ce3" table:formula="of:=[.G36]-[.G$34]" office:value-type="float" office:value="0.00796550572612775" calcext:value-type="float">
            <text:p>0.0079655057261277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37]-[.D$34]" office:value-type="float" office:value="-0.00362854928485901" calcext:value-type="float">
            <text:p>-0.00362854928485901</text:p>
          </table:table-cell>
          <table:table-cell table:style-name="ce3" table:formula="of:=[.E37]-[.E$34]" office:value-type="float" office:value="0.014705882352941" calcext:value-type="float">
            <text:p>0.014705882352941</text:p>
          </table:table-cell>
          <table:table-cell table:style-name="ce3" table:formula="of:=[.F37]-[.F$34]" office:value-type="float" office:value="0.00364561986323497" calcext:value-type="float">
            <text:p>0.00364561986323497</text:p>
          </table:table-cell>
          <table:table-cell table:style-name="ce3" table:formula="of:=[.G37]-[.G$34]" office:value-type="float" office:value="0.00970156603959393" calcext:value-type="float">
            <text:p>0.00970156603959393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8]-[.D$34]" office:value-type="float" office:value="-0.006654525077053" calcext:value-type="float">
            <text:p>-0.006654525077053</text:p>
          </table:table-cell>
          <table:table-cell table:style-name="ce3" table:formula="of:=[.E38]-[.E$34]" office:value-type="float" office:value="0.014705882352941" calcext:value-type="float">
            <text:p>0.014705882352941</text:p>
          </table:table-cell>
          <table:table-cell table:style-name="ce3" table:formula="of:=[.F38]-[.F$34]" office:value-type="float" office:value="0.0017631375247269" calcext:value-type="float">
            <text:p>0.0017631375247269</text:p>
          </table:table-cell>
          <table:table-cell table:style-name="ce3" table:formula="of:=[.G38]-[.G$34]" office:value-type="float" office:value="0.00883232355023966" calcext:value-type="float">
            <text:p>0.00883232355023966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9]-[.D$34]" office:value-type="float" office:value="-0.00964551849014594" calcext:value-type="float">
            <text:p>-0.00964551849014594</text:p>
          </table:table-cell>
          <table:table-cell table:style-name="ce3" table:formula="of:=[.E39]-[.E$34]" office:value-type="float" office:value="0.014705882352941" calcext:value-type="float">
            <text:p>0.014705882352941</text:p>
          </table:table-cell>
          <table:table-cell table:style-name="ce3" table:formula="of:=[.F39]-[.F$34]" office:value-type="float" office:value="-0.000107160462076039" calcext:value-type="float">
            <text:p>-0.000107160462076039</text:p>
          </table:table-cell>
          <table:table-cell table:style-name="ce3" table:formula="of:=[.G39]-[.G$34]" office:value-type="float" office:value="0.00796550572612775" calcext:value-type="float">
            <text:p>0.0079655057261277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40]-[.D$34]" office:value-type="float" office:value="-0.046939025136078" calcext:value-type="float">
            <text:p>-0.046939025136078</text:p>
          </table:table-cell>
          <table:table-cell table:style-name="ce3" table:formula="of:=[.E40]-[.E$34]" office:value-type="float" office:value="0.0514705882352939" calcext:value-type="float">
            <text:p>0.0514705882352939</text:p>
          </table:table-cell>
          <table:table-cell table:style-name="ce3" table:formula="of:=[.F40]-[.F$34]" office:value-type="float" office:value="-0.011594375832786" calcext:value-type="float">
            <text:p>-0.011594375832786</text:p>
          </table:table-cell>
          <table:table-cell table:style-name="ce3" table:formula="of:=[.G40]-[.G$34]" office:value-type="float" office:value="0.0216019463610269" calcext:value-type="float">
            <text:p>0.021601946361026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41]-[.D$34]" office:value-type="float" office:value="-0.046939025136078" calcext:value-type="float">
            <text:p>-0.046939025136078</text:p>
          </table:table-cell>
          <table:table-cell table:style-name="ce3" table:formula="of:=[.E41]-[.E$34]" office:value-type="float" office:value="0.0514705882352939" calcext:value-type="float">
            <text:p>0.0514705882352939</text:p>
          </table:table-cell>
          <table:table-cell table:style-name="ce3" table:formula="of:=[.F41]-[.F$34]" office:value-type="float" office:value="-0.011594375832786" calcext:value-type="float">
            <text:p>-0.011594375832786</text:p>
          </table:table-cell>
          <table:table-cell table:style-name="ce3" table:formula="of:=[.G41]-[.G$34]" office:value-type="float" office:value="0.0216019463610269" calcext:value-type="float">
            <text:p>0.0216019463610269</text:p>
          </table:table-cell>
          <table:table-cell table:number-columns-repeated="32"/>
          <table:table-cell table:style-name="ce2" table:number-columns-repeated="16345"/>
        </table:table-row>
        <table:table-row table:style-name="ro1" table:number-rows-repeated="1048496">
          <table:table-cell table:number-columns-repeated="39"/>
          <table:table-cell table:style-name="ce2" table:number-columns-repeated="16345"/>
        </table:table-row>
        <table:table-row table:style-name="ro1">
          <table:table-cell table:number-columns-repeated="39"/>
          <table:table-cell table:style-name="ce2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7:29:05.232191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3:40:10.165578121</meta:creation-date>
    <meta:editing-duration>P5DT6H35M41S</meta:editing-duration>
    <meta:editing-cycles>64</meta:editing-cycles>
    <meta:generator>LibreOffice/25.8.3.2$Linux_X86_64 LibreOffice_project/580$Build-2</meta:generator>
    <dc:date>2025-12-21T19:48:14.882396021</dc:date>
    <meta:document-statistic meta:table-count="1" meta:cell-count="736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745cm" chart:style-name="ch6">
              <text:p><text:span text:style-name="T1">Precision</text:span></text:p>
            </chart:title>
            <chart:grid chart:style-name="ch7" chart:class="major"/>
          </chart:axis>
          <chart:series chart:style-name="ch8" chart:values-cell-range-address="'Paraphrased-Requirements'.D2:'Paraphrased-Requirements'.D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D10:'Paraphrased-Requirements'.D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D18:'Paraphrased-Requirements'.D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D26:'Paraphrased-Requirements'.D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D34:'Paraphrased-Requirements'.D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9016393442623">
                <text:p>0.59016393442623</text:p>
                <draw:g>
                  <svg:desc>'Paraphrased-Requirements'.D2:'Paraphrased-Requirements'.D7</svg:desc>
                </draw:g>
              </table:table-cell>
              <table:table-cell office:value-type="float" office:value="0.474576271186441">
                <text:p>0.474576271186441</text:p>
                <draw:g>
                  <svg:desc>'Paraphrased-Requirements'.D10:'Paraphrased-Requirements'.D15</svg:desc>
                </draw:g>
              </table:table-cell>
              <table:table-cell office:value-type="float" office:value="0.510416666666667">
                <text:p>0.510416666666667</text:p>
                <draw:g>
                  <svg:desc>'Paraphrased-Requirements'.D18:'Paraphrased-Requirements'.D23</svg:desc>
                </draw:g>
              </table:table-cell>
              <table:table-cell office:value-type="float" office:value="0.533333333333333">
                <text:p>0.533333333333333</text:p>
                <draw:g>
                  <svg:desc>'Paraphrased-Requirements'.D26:'Paraphrased-Requirements'.D31</svg:desc>
                </draw:g>
              </table:table-cell>
              <table:table-cell office:value-type="float" office:value="0.524096385542169">
                <text:p>0.524096385542169</text:p>
                <draw:g>
                  <svg:desc>'Paraphrased-Requirements'.D34:'Paraphrased-Requirements'.D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494845360824742">
                <text:p>0.49484536082474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1627906976744">
                <text:p>0.5116279069767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505226480836237">
                <text:p>0.5052264808362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2046783625731">
                <text:p>0.52046783625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498281786941581">
                <text:p>0.49828178694158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7441860465116">
                <text:p>0.5174418604651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5">
                <text:p>0.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14450867052023">
                <text:p>0.514450867052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2</text:span></text:p>
            </chart:title>
            <chart:grid chart:style-name="ch7" chart:class="major"/>
          </chart:axis>
          <chart:series chart:style-name="ch8" chart:values-cell-range-address="'Paraphrased-Requirements'.G2:'Paraphrased-Requirements'.G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G10:'Paraphrased-Requirements'.G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G18:'Paraphrased-Requirements'.G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G26:'Paraphrased-Requirements'.G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G34:'Paraphrased-Requirements'.G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4054054054054">
                <text:p>0.54054054054054</text:p>
                <draw:g>
                  <svg:desc>'Paraphrased-Requirements'.G2:'Paraphrased-Requirements'.G7</svg:desc>
                </draw:g>
              </table:table-cell>
              <table:table-cell office:value-type="float" office:value="0.585774058577406">
                <text:p>0.585774058577406</text:p>
                <draw:g>
                  <svg:desc>'Paraphrased-Requirements'.G10:'Paraphrased-Requirements'.G15</svg:desc>
                </draw:g>
              </table:table-cell>
              <table:table-cell office:value-type="float" office:value="0.629280821917808">
                <text:p>0.629280821917808</text:p>
                <draw:g>
                  <svg:desc>'Paraphrased-Requirements'.G18:'Paraphrased-Requirements'.G23</svg:desc>
                </draw:g>
              </table:table-cell>
              <table:table-cell office:value-type="float" office:value="0.223463687150838">
                <text:p>0.223463687150838</text:p>
                <draw:g>
                  <svg:desc>'Paraphrased-Requirements'.G26:'Paraphrased-Requirements'.G31</svg:desc>
                </draw:g>
              </table:table-cell>
              <table:table-cell office:value-type="float" office:value="0.612676056338028">
                <text:p>0.612676056338028</text:p>
                <draw:g>
                  <svg:desc>'Paraphrased-Requirements'.G34:'Paraphrased-Requirements'.G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619834710743802">
                <text:p>0.619834710743802</text:p>
              </table:table-cell>
              <table:table-cell office:value-type="float" office:value="0.614859094790777">
                <text:p>0.614859094790777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14525139664805">
                <text:p>0.6145251396648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7228915662651">
                <text:p>0.55722891566265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21251071122536">
                <text:p>0.621251071122536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0641562064156">
                <text:p>0.6206415620641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68016194331984">
                <text:p>0.668016194331984</text:p>
              </table:table-cell>
              <table:table-cell office:value-type="float" office:value="0.620719178082192">
                <text:p>0.620719178082192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2377622377622">
                <text:p>0.622377622377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50406504065041">
                <text:p>0.650406504065041</text:p>
              </table:table-cell>
              <table:table-cell office:value-type="float" office:value="0.619128949615713">
                <text:p>0.619128949615713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1508379888268">
                <text:p>0.6215083798882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50406504065041">
                <text:p>0.650406504065041</text:p>
              </table:table-cell>
              <table:table-cell office:value-type="float" office:value="0.622866894197953">
                <text:p>0.622866894197953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620641562064156">
                <text:p>0.62064156206415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533cm" chart:style-name="ch6">
              <text:p><text:span text:style-name="T2">Recall</text:span></text:p>
            </chart:title>
            <chart:grid chart:style-name="ch7" chart:class="major"/>
          </chart:axis>
          <chart:series chart:style-name="ch8" chart:values-cell-range-address="'Paraphrased-Requirements'.E2:'Paraphrased-Requirements'.E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E10:'Paraphrased-Requirements'.E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E18:'Paraphrased-Requirements'.E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E26:'Paraphrased-Requirements'.E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E34:'Paraphrased-Requirements'.E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29411764705882">
                <text:p>0.529411764705882</text:p>
                <draw:g>
                  <svg:desc>'Paraphrased-Requirements'.E2:'Paraphrased-Requirements'.E7</svg:desc>
                </draw:g>
              </table:table-cell>
              <table:table-cell office:value-type="float" office:value="0.622222222222222">
                <text:p>0.622222222222222</text:p>
                <draw:g>
                  <svg:desc>'Paraphrased-Requirements'.E10:'Paraphrased-Requirements'.E15</svg:desc>
                </draw:g>
              </table:table-cell>
              <table:table-cell office:value-type="float" office:value="0.668181818181818">
                <text:p>0.668181818181818</text:p>
                <draw:g>
                  <svg:desc>'Paraphrased-Requirements'.E18:'Paraphrased-Requirements'.E23</svg:desc>
                </draw:g>
              </table:table-cell>
              <table:table-cell office:value-type="float" office:value="0.195121951219512">
                <text:p>0.195121951219512</text:p>
                <draw:g>
                  <svg:desc>'Paraphrased-Requirements'.E26:'Paraphrased-Requirements'.E31</svg:desc>
                </draw:g>
              </table:table-cell>
              <table:table-cell office:value-type="float" office:value="0.639705882352941">
                <text:p>0.639705882352941</text:p>
                <draw:g>
                  <svg:desc>'Paraphrased-Requirements'.E34:'Paraphrased-Requirements'.E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4117647058824">
                <text:p>0.54411764705882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54411764705882">
                <text:p>0.654411764705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6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5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52cm" chart:style-name="ch7">
              <text:p><text:span text:style-name="T1">Precision</text:span></text:p>
            </chart:title>
            <chart:grid chart:style-name="ch8" chart:class="major"/>
          </chart:axis>
          <chart:series chart:style-name="ch9" chart:values-cell-range-address="'Paraphrased-Requirements'.D45:'Paraphrased-Requirements'.D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D52:'Paraphrased-Requirements'.D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D59:'Paraphrased-Requirements'.D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D66:'Paraphrased-Requirements'.D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D73:'Paraphrased-Requirements'.D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26502732240437">
                <text:p>0.026502732240437</text:p>
                <draw:g>
                  <svg:desc>'Paraphrased-Requirements'.D45:'Paraphrased-Requirements'.D49</svg:desc>
                </draw:g>
              </table:table-cell>
              <table:table-cell office:value-type="float" office:value="0.00929469655549498">
                <text:p>0.00929469655549498</text:p>
                <draw:g>
                  <svg:desc>'Paraphrased-Requirements'.D52:'Paraphrased-Requirements'.D56</svg:desc>
                </draw:g>
              </table:table-cell>
              <table:table-cell office:value-type="float" office:value="-0.015571305841925">
                <text:p>-0.015571305841925</text:p>
                <draw:g>
                  <svg:desc>'Paraphrased-Requirements'.D59:'Paraphrased-Requirements'.D63</svg:desc>
                </draw:g>
              </table:table-cell>
              <table:table-cell office:value-type="float" office:value="-0.066666666666666">
                <text:p>-0.066666666666666</text:p>
                <draw:g>
                  <svg:desc>'Paraphrased-Requirements'.D66:'Paraphrased-Requirements'.D70</svg:desc>
                </draw:g>
              </table:table-cell>
              <table:table-cell office:value-type="float" office:value="-0.012468478565425">
                <text:p>-0.012468478565425</text:p>
                <draw:g>
                  <svg:desc>'Paraphrased-Requirements'.D73:'Paraphrased-Requirements'.D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6502732240437">
                <text:p>0.026502732240437</text:p>
              </table:table-cell>
              <table:table-cell office:value-type="float" office:value="0.017731421121251">
                <text:p>0.017731421121251</text:p>
              </table:table-cell>
              <table:table-cell office:value-type="float" office:value="-0.00519018583042996">
                <text:p>-0.00519018583042996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964551849014594">
                <text:p>-0.009645518490145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7961042246395">
                <text:p>0.017961042246395</text:p>
              </table:table-cell>
              <table:table-cell office:value-type="float" office:value="-0.00694444444444498">
                <text:p>-0.00694444444444498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362854928485901">
                <text:p>-0.003628549284859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0272213662044">
                <text:p>0.010272213662044</text:p>
              </table:table-cell>
              <table:table-cell office:value-type="float" office:value="-0.012134879725086">
                <text:p>-0.012134879725086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6654525077053">
                <text:p>-0.0066545250770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39344262295">
                <text:p>0.01639344262295</text:p>
              </table:table-cell>
              <table:table-cell office:value-type="float" office:value="0.010272213662044">
                <text:p>0.010272213662044</text:p>
              </table:table-cell>
              <table:table-cell office:value-type="float" office:value="-0.010416666666667">
                <text:p>-0.010416666666667</text:p>
              </table:table-cell>
              <table:table-cell office:value-type="float" office:value="-0.066666666666666">
                <text:p>-0.066666666666666</text:p>
              </table:table-cell>
              <table:table-cell office:value-type="float" office:value="-0.00964551849014594">
                <text:p>-0.0096455184901459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7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665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344cm" chart:style-name="ch7">
              <text:p><text:span text:style-name="T2">Recall</text:span></text:p>
            </chart:title>
            <chart:grid chart:style-name="ch8" chart:class="major"/>
          </chart:axis>
          <chart:series chart:style-name="ch9" chart:values-cell-range-address="'Paraphrased-Requirements'.E45:'Paraphrased-Requirements'.E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E52:'Paraphrased-Requirements'.E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E59:'Paraphrased-Requirements'.E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E66:'Paraphrased-Requirements'.E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E73:'Paraphrased-Requirements'.E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14705882352942">
                <text:p>0.014705882352942</text:p>
                <draw:g>
                  <svg:desc>'Paraphrased-Requirements'.E45:'Paraphrased-Requirements'.E49</svg:desc>
                </draw:g>
              </table:table-cell>
              <table:table-cell office:value-type="float" office:value="0.044444444444445">
                <text:p>0.044444444444445</text:p>
                <draw:g>
                  <svg:desc>'Paraphrased-Requirements'.E52:'Paraphrased-Requirements'.E56</svg:desc>
                </draw:g>
              </table:table-cell>
              <table:table-cell office:value-type="float" office:value="-0.013636363636363">
                <text:p>-0.013636363636363</text:p>
                <draw:g>
                  <svg:desc>'Paraphrased-Requirements'.E59:'Paraphrased-Requirements'.E63</svg:desc>
                </draw:g>
              </table:table-cell>
              <table:table-cell office:value-type="float" office:value="-0.024390243902439">
                <text:p>-0.024390243902439</text:p>
                <draw:g>
                  <svg:desc>'Paraphrased-Requirements'.E66:'Paraphrased-Requirements'.E70</svg:desc>
                </draw:g>
              </table:table-cell>
              <table:table-cell office:value-type="float" office:value="0.00735294117647101">
                <text:p>0.00735294117647101</text:p>
                <draw:g>
                  <svg:desc>'Paraphrased-Requirements'.E73:'Paraphrased-Requirements'.E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-0.00909090909090904">
                <text:p>-0.00909090909090904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-0.00909090909090904">
                <text:p>-0.00909090909090904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-0.00909090909090904">
                <text:p>-0.00909090909090904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705882352942">
                <text:p>0.014705882352942</text:p>
              </table:table-cell>
              <table:table-cell office:value-type="float" office:value="0.088888888888889">
                <text:p>0.088888888888889</text:p>
              </table:table-cell>
              <table:table-cell office:value-type="float" office:value="-0.00454545454545396">
                <text:p>-0.00454545454545396</text:p>
              </table:table-cell>
              <table:table-cell office:value-type="float" office:value="-0.024390243902439">
                <text:p>-0.024390243902439</text:p>
              </table:table-cell>
              <table:table-cell office:value-type="float" office:value="0.014705882352941">
                <text:p>0.0147058823529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6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054cm" chart:style-name="ch7">
              <text:p><text:span text:style-name="T2">F1</text:span></text:p>
            </chart:title>
            <chart:grid chart:style-name="ch8" chart:class="major"/>
          </chart:axis>
          <chart:series chart:style-name="ch9" chart:values-cell-range-address="'Paraphrased-Requirements'.F45:'Paraphrased-Requirements'.F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F52:'Paraphrased-Requirements'.F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F59:'Paraphrased-Requirements'.F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F66:'Paraphrased-Requirements'.F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F73:'Paraphrased-Requirements'.F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19985465116279">
                <text:p>0.019985465116279</text:p>
                <draw:g>
                  <svg:desc>'Paraphrased-Requirements'.F45:'Paraphrased-Requirements'.F49</svg:desc>
                </draw:g>
              </table:table-cell>
              <table:table-cell office:value-type="float" office:value="0.0222861250898641">
                <text:p>0.0222861250898641</text:p>
                <draw:g>
                  <svg:desc>'Paraphrased-Requirements'.F52:'Paraphrased-Requirements'.F56</svg:desc>
                </draw:g>
              </table:table-cell>
              <table:table-cell office:value-type="float" office:value="-0.01513937470145">
                <text:p>-0.01513937470145</text:p>
                <draw:g>
                  <svg:desc>'Paraphrased-Requirements'.F59:'Paraphrased-Requirements'.F63</svg:desc>
                </draw:g>
              </table:table-cell>
              <table:table-cell office:value-type="float" office:value="-0.035714285714286">
                <text:p>-0.035714285714286</text:p>
                <draw:g>
                  <svg:desc>'Paraphrased-Requirements'.F66:'Paraphrased-Requirements'.F70</svg:desc>
                </draw:g>
              </table:table-cell>
              <table:table-cell office:value-type="float" office:value="-0.0047303689687791">
                <text:p>-0.0047303689687791</text:p>
                <draw:g>
                  <svg:desc>'Paraphrased-Requirements'.F73:'Paraphrased-Requirements'.F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985465116279">
                <text:p>0.019985465116279</text:p>
              </table:table-cell>
              <table:table-cell office:value-type="float" office:value="0.043356643356644">
                <text:p>0.043356643356644</text:p>
              </table:table-cell>
              <table:table-cell office:value-type="float" office:value="-0.00674804702666609">
                <text:p>-0.00674804702666609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-0.000107160462076039">
                <text:p>-0.0001071604620760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-0.00787401574803204">
                <text:p>-0.00787401574803204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0.00364561986323497">
                <text:p>0.00364561986323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38115038115039">
                <text:p>0.038115038115039</text:p>
              </table:table-cell>
              <table:table-cell office:value-type="float" office:value="-0.0112254803765971">
                <text:p>-0.0112254803765971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0.0017631375247269">
                <text:p>0.0017631375247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5038759689919">
                <text:p>0.0155038759689919</text:p>
              </table:table-cell>
              <table:table-cell office:value-type="float" office:value="0.038115038115039">
                <text:p>0.038115038115039</text:p>
              </table:table-cell>
              <table:table-cell office:value-type="float" office:value="-0.00842765748031504">
                <text:p>-0.00842765748031504</text:p>
              </table:table-cell>
              <table:table-cell office:value-type="float" office:value="-0.035714285714286">
                <text:p>-0.035714285714286</text:p>
              </table:table-cell>
              <table:table-cell office:value-type="float" office:value="-0.000107160462076039">
                <text:p>-0.00010716046207603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-0.05"/>
      <style:graphic-properties svg:stroke-color="#b3b3b3"/>
      <style:text-properties fo:font-size="42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42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75cm" chart:symbol-height="0.75cm" chart:link-data-style-to-source="false"/>
      <style:graphic-properties svg:stroke-width="0.17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75cm" chart:symbol-height="0.75cm" chart:link-data-style-to-source="false"/>
      <style:graphic-properties svg:stroke-width="0.17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75cm" chart:symbol-height="0.75cm" chart:link-data-style-to-source="false"/>
      <style:graphic-properties svg:stroke-width="0.17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75cm" chart:symbol-height="0.75cm" chart:link-data-style-to-source="false"/>
      <style:graphic-properties svg:stroke-width="0.17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75cm" chart:symbol-height="0.75cm" chart:link-data-style-to-source="false"/>
      <style:graphic-properties svg:stroke-width="0.17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44pt" style:letter-kerning="false" style:font-size-asian="9pt" style:font-size-complex="9pt"/>
    </style:style>
    <style:style style:name="T2" style:family="text">
      <style:text-properties style:text-position="0% 100%" fo:font-size="42pt" style:letter-kerning="false" style:font-size-asian="9pt" style:font-size-complex="9pt"/>
    </style:style>
  </office:automatic-styles>
  <office:body>
    <office:chart>
      <chart:chart svg:width="52.299cm" svg:height="29.458cm" xlink:href=".." xlink:type="simple" chart:class="chart:line" chart:style-name="ch1">
        <chart:legend chart:legend-position="end" svg:x="41.017cm" svg:y="9.157cm" style:legend-expansion="custom" svg:width="10.682cm" svg:height="9.122cm" style:legend-expansion-aspect-ratio="1.17101512826135" chart:style-name="ch2"/>
        <chart:plot-area chart:style-name="ch3" svg:x="3.013cm" svg:y="0.494cm" svg:width="36.974cm" svg:height="23.961cm">
          <chart:coordinate-region svg:x="6.641cm" svg:y="1.328cm" svg:width="32.932cm" svg:height="22.293cm"/>
          <chart:axis chart:dimension="x" chart:name="primary-x" chart:style-name="ch4" chartooo:axis-type="auto">
            <chartooo:date-scale/>
            <chart:title svg:x="17.304cm" svg:y="24.786cm" chart:style-name="ch5">
              <text:p><text:span text:style-name="T1">Paraphrases (n)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001cm" svg:y="14.101cm" chart:style-name="ch7">
              <text:p><text:span text:style-name="T2">ΔF2</text:span></text:p>
            </chart:title>
            <chart:grid chart:style-name="ch8" chart:class="major"/>
          </chart:axis>
          <chart:series chart:style-name="ch9" chart:values-cell-range-address="'Paraphrased-Requirements'.G45:'Paraphrased-Requirements'.G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G52:'Paraphrased-Requirements'.G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G59:'Paraphrased-Requirements'.G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G66:'Paraphrased-Requirements'.G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G73:'Paraphrased-Requirements'.G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166883751221107">
                <text:p>0.0166883751221107</text:p>
                <draw:g>
                  <svg:desc>'Paraphrased-Requirements'.G45:'Paraphrased-Requirements'.G49</svg:desc>
                </draw:g>
              </table:table-cell>
              <table:table-cell office:value-type="float" office:value="0.0340606521663961">
                <text:p>0.0340606521663961</text:p>
                <draw:g>
                  <svg:desc>'Paraphrased-Requirements'.G52:'Paraphrased-Requirements'.G56</svg:desc>
                </draw:g>
              </table:table-cell>
              <table:table-cell office:value-type="float" office:value="-0.0144217271270308">
                <text:p>-0.0144217271270308</text:p>
                <draw:g>
                  <svg:desc>'Paraphrased-Requirements'.G59:'Paraphrased-Requirements'.G63</svg:desc>
                </draw:g>
              </table:table-cell>
              <table:table-cell office:value-type="float" office:value="-0.0279329608938547">
                <text:p>-0.0279329608938547</text:p>
                <draw:g>
                  <svg:desc>'Paraphrased-Requirements'.G66:'Paraphrased-Requirements'.G70</svg:desc>
                </draw:g>
              </table:table-cell>
              <table:table-cell office:value-type="float" office:value="0.00184908332677647">
                <text:p>0.00184908332677647</text:p>
                <draw:g>
                  <svg:desc>'Paraphrased-Requirements'.G73:'Paraphrased-Requirements'.G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66883751221107">
                <text:p>0.0166883751221107</text:p>
              </table:table-cell>
              <table:table-cell office:value-type="float" office:value="0.0672871659123899">
                <text:p>0.0672871659123899</text:p>
              </table:table-cell>
              <table:table-cell office:value-type="float" office:value="-0.0080297507952718">
                <text:p>-0.0080297507952718</text:p>
              </table:table-cell>
              <table:table-cell office:value-type="float" office:value="-0.0279329608938547">
                <text:p>-0.0279329608938547</text:p>
              </table:table-cell>
              <table:table-cell office:value-type="float" office:value="0.00796550572612775">
                <text:p>0.007965505726127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822421357545777">
                <text:p>0.0822421357545777</text:p>
              </table:table-cell>
              <table:table-cell office:value-type="float" office:value="-0.00856164383561653">
                <text:p>-0.00856164383561653</text:p>
              </table:table-cell>
              <table:table-cell office:value-type="float" office:value="-0.0279329608938547">
                <text:p>-0.0279329608938547</text:p>
              </table:table-cell>
              <table:table-cell office:value-type="float" office:value="0.00970156603959393">
                <text:p>0.00970156603959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646324454876348">
                <text:p>0.0646324454876348</text:p>
              </table:table-cell>
              <table:table-cell office:value-type="float" office:value="-0.0101518723020951">
                <text:p>-0.0101518723020951</text:p>
              </table:table-cell>
              <table:table-cell office:value-type="float" office:value="-0.0279329608938547">
                <text:p>-0.0279329608938547</text:p>
              </table:table-cell>
              <table:table-cell office:value-type="float" office:value="0.00883232355023966">
                <text:p>0.008832323550239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0150150150156">
                <text:p>0.0150150150150156</text:p>
              </table:table-cell>
              <table:table-cell office:value-type="float" office:value="0.0646324454876348">
                <text:p>0.0646324454876348</text:p>
              </table:table-cell>
              <table:table-cell office:value-type="float" office:value="-0.00641392771985561">
                <text:p>-0.00641392771985561</text:p>
              </table:table-cell>
              <table:table-cell office:value-type="float" office:value="-0.0279329608938547">
                <text:p>-0.0279329608938547</text:p>
              </table:table-cell>
              <table:table-cell office:value-type="float" office:value="0.00796550572612775">
                <text:p>0.007965505726127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1</text:span></text:p>
            </chart:title>
            <chart:grid chart:style-name="ch7" chart:class="major"/>
          </chart:axis>
          <chart:series chart:style-name="ch8" chart:values-cell-range-address="'Paraphrased-Requirements'.F2:'Paraphrased-Requirements'.F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F10:'Paraphrased-Requirements'.F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F18:'Paraphrased-Requirements'.F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F26:'Paraphrased-Requirements'.F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F34:'Paraphrased-Requirements'.F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58139534883721">
                <text:p>0.558139534883721</text:p>
                <draw:g>
                  <svg:desc>'Paraphrased-Requirements'.F2:'Paraphrased-Requirements'.F7</svg:desc>
                </draw:g>
              </table:table-cell>
              <table:table-cell office:value-type="float" office:value="0.538461538461538">
                <text:p>0.538461538461538</text:p>
                <draw:g>
                  <svg:desc>'Paraphrased-Requirements'.F10:'Paraphrased-Requirements'.F15</svg:desc>
                </draw:g>
              </table:table-cell>
              <table:table-cell office:value-type="float" office:value="0.578740157480315">
                <text:p>0.578740157480315</text:p>
                <draw:g>
                  <svg:desc>'Paraphrased-Requirements'.F18:'Paraphrased-Requirements'.F23</svg:desc>
                </draw:g>
              </table:table-cell>
              <table:table-cell office:value-type="float" office:value="0.285714285714286">
                <text:p>0.285714285714286</text:p>
                <draw:g>
                  <svg:desc>'Paraphrased-Requirements'.F26:'Paraphrased-Requirements'.F31</svg:desc>
                </draw:g>
              </table:table-cell>
              <table:table-cell office:value-type="float" office:value="0.576158940397351">
                <text:p>0.576158940397351</text:p>
                <draw:g>
                  <svg:desc>'Paraphrased-Requirements'.F34:'Paraphrased-Requirements'.F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8125">
                <text:p>0.578125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63600782778865">
                <text:p>0.563600782778865</text:p>
              </table:table-cell>
              <table:table-cell office:value-type="float" office:value="0.25">
                <text:p>0.25</text:p>
              </table:table-cell>
              <table:table-cell office:value-type="float" office:value="0.571428571428572">
                <text:p>0.5714285714285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8125">
                <text:p>0.578125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571992110453649">
                <text:p>0.571992110453649</text:p>
              </table:table-cell>
              <table:table-cell office:value-type="float" office:value="0.25">
                <text:p>0.25</text:p>
              </table:table-cell>
              <table:table-cell office:value-type="float" office:value="0.576051779935275">
                <text:p>0.5760517799352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70866141732283">
                <text:p>0.570866141732283</text:p>
              </table:table-cell>
              <table:table-cell office:value-type="float" office:value="0.25">
                <text:p>0.25</text:p>
              </table:table-cell>
              <table:table-cell office:value-type="float" office:value="0.579804560260586">
                <text:p>0.5798045602605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76576576576577">
                <text:p>0.576576576576577</text:p>
              </table:table-cell>
              <table:table-cell office:value-type="float" office:value="0.567514677103718">
                <text:p>0.567514677103718</text:p>
              </table:table-cell>
              <table:table-cell office:value-type="float" office:value="0.25">
                <text:p>0.25</text:p>
              </table:table-cell>
              <table:table-cell office:value-type="float" office:value="0.577922077922078">
                <text:p>0.577922077922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0.576576576576577">
                <text:p>0.57657657657657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25">
                <text:p>0.25</text:p>
              </table:table-cell>
              <table:table-cell office:value-type="float" office:value="0.576051779935275">
                <text:p>0.576051779935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